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row table:style-name="ro1">
          <table:table-cell office:value-type="string" calcext:value-type="string">
            <text:p>hcc `hcc-config --cxxflags --ldflags` -O3 -std=c++17 nbody.cpp -o nbody -Wall -Wextra -pedantic -amdgpu-target=gfx900</text:p>
          </table:table-cell>
        </table:table-row>
        <table:table-row table:style-name="ro1">
          <table:table-cell office:value-type="string" calcext:value-type="string">
            <text:p>rocm-smi --setsclk 7</text:p>
          </table:table-cell>
        </table:table-row>
        <table:table-row table:style-name="ro1">
          <table:table-cell office:value-type="string" calcext:value-type="string">
            <text:p>Linux fwk388 4.15.0-43-generic #46~16.04.1-Ubuntu SMP Fri Dec 7 13:31:08 UTC 2018 x86_64 x86_64 x86_64 GNU/Linux</text:p>
          </table:table-cell>
        </table:table-row>
        <table:table-row table:style-name="ro1">
          <table:table-cell office:value-type="string" calcext:value-type="string">
            <text:p>HCC clang version 8.0.0 (ssh://gerritgit/compute/ec/hcc-tot/clang 6ec3c61e09fbb60373eaf5a40021eb862363ba2c) (ssh://gerritgit/lightning/ec/llvm ab3b88ffc2ae50f55361a49aec89f6e95d9d0ec4) (based on HCC 1.3.18482-757fb49-6ec3c61-ab3b88f )</text:p>
          </table:table-cell>
        </table:table-row>
        <table:table-row table:style-name="ro1">
          <table:table-cell office:value-type="string" calcext:value-type="string">
            <text:p>Target: x86_64-unknown-linux-gnu</text:p>
          </table:table-cell>
        </table:table-row>
        <table:table-row table:style-name="ro1">
          <table:table-cell office:value-type="string" calcext:value-type="string">
            <text:p>Thread model: posix</text:p>
          </table:table-cell>
        </table:table-row>
        <table:table-row table:style-name="ro1">
          <table:table-cell office:value-type="string" calcext:value-type="string">
            <text:p>InstalledDir: /opt/rocm/b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IP version: 1.5.18494</text:p>
          </table:table-cell>
        </table:table-row>
        <table:table-row table:style-name="ro1">
          <table:table-cell office:value-type="string" calcext:value-type="string">
            <text:p>HCC clang version 8.0.0 (ssh://gerritgit/compute/ec/hcc-tot/clang 6ec3c61e09fbb60373eaf5a40021eb862363ba2c) (ssh://gerritgit/lightning/ec/llvm ab3b88ffc2ae50f55361a49aec89f6e95d9d0ec4) (based on HCC 1.3.18482-757fb49-6ec3c61-ab3b88f )</text:p>
          </table:table-cell>
        </table:table-row>
        <table:table-row table:style-name="ro1">
          <table:table-cell office:value-type="string" calcext:value-type="string">
            <text:p>Target: x86_64-unknown-linux-gnu</text:p>
          </table:table-cell>
        </table:table-row>
        <table:table-row table:style-name="ro1">
          <table:table-cell office:value-type="string" calcext:value-type="string">
            <text:p>Thread model: posix</text:p>
          </table:table-cell>
        </table:table-row>
        <table:table-row table:style-name="ro1">
          <table:table-cell office:value-type="string" calcext:value-type="string">
            <text:p>InstalledDir: /opt/rocm/hcc/b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cm-dev 2.0.89</text:p>
          </table:table-cell>
        </table:table-row>
      </table:table>
      <table:table table:name="HIP unroll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3793" calcext:value-type="float">
            <text:p>24,3793</text:p>
          </table:table-cell>
          <table:table-cell office:value-type="float" office:value="8.60217" calcext:value-type="float">
            <text:p>8,602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25724" calcext:value-type="float">
            <text:p>1,25724</text:p>
          </table:table-cell>
          <table:table-cell office:value-type="float" office:value="166.805" calcext:value-type="float">
            <text:p>166,8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24524" calcext:value-type="float">
            <text:p>1,24524</text:p>
          </table:table-cell>
          <table:table-cell office:value-type="float" office:value="168.413" calcext:value-type="float">
            <text:p>168,4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78008" calcext:value-type="float">
            <text:p>1,78008</text:p>
          </table:table-cell>
          <table:table-cell office:value-type="float" office:value="117.812" calcext:value-type="float">
            <text:p>117,812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.06873" calcext:value-type="float">
            <text:p>3,06873</text:p>
          </table:table-cell>
          <table:table-cell office:value-type="float" office:value="68.3393" calcext:value-type="float">
            <text:p>68,33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4841" calcext:value-type="float">
            <text:p>2,44841</text:p>
          </table:table-cell>
          <table:table-cell office:value-type="float" office:value="342.615" calcext:value-type="float">
            <text:p>342,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8574" calcext:value-type="float">
            <text:p>2,38574</text:p>
          </table:table-cell>
          <table:table-cell office:value-type="float" office:value="351.615" calcext:value-type="float">
            <text:p>351,6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35492" calcext:value-type="float">
            <text:p>2,35492</text:p>
          </table:table-cell>
          <table:table-cell office:value-type="float" office:value="356.216" calcext:value-type="float">
            <text:p>356,2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286" calcext:value-type="float">
            <text:p>3,4286</text:p>
          </table:table-cell>
          <table:table-cell office:value-type="float" office:value="244.666" calcext:value-type="float">
            <text:p>244,6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9902" calcext:value-type="float">
            <text:p>5,9902</text:p>
          </table:table-cell>
          <table:table-cell office:value-type="float" office:value="140.039" calcext:value-type="float">
            <text:p>140,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77415" calcext:value-type="float">
            <text:p>4,77415</text:p>
          </table:table-cell>
          <table:table-cell office:value-type="float" office:value="702.836" calcext:value-type="float">
            <text:p>702,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64733" calcext:value-type="float">
            <text:p>4,64733</text:p>
          </table:table-cell>
          <table:table-cell office:value-type="float" office:value="722.016" calcext:value-type="float">
            <text:p>722,0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8495" calcext:value-type="float">
            <text:p>4,58495</text:p>
          </table:table-cell>
          <table:table-cell office:value-type="float" office:value="731.838" calcext:value-type="float">
            <text:p>731,8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72712" calcext:value-type="float">
            <text:p>6,72712</text:p>
          </table:table-cell>
          <table:table-cell office:value-type="float" office:value="498.793" calcext:value-type="float">
            <text:p>498,7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1.856" calcext:value-type="float">
            <text:p>11,856</text:p>
          </table:table-cell>
          <table:table-cell office:value-type="float" office:value="283.018" calcext:value-type="float">
            <text:p>283,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9.43688" calcext:value-type="float">
            <text:p>9,43688</text:p>
          </table:table-cell>
          <table:table-cell office:value-type="float" office:value="1422.27" calcext:value-type="float">
            <text:p>1422,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9.23183" calcext:value-type="float">
            <text:p>9,23183</text:p>
          </table:table-cell>
          <table:table-cell office:value-type="float" office:value="1453.86" calcext:value-type="float">
            <text:p>1453,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9.09138" calcext:value-type="float">
            <text:p>9,09138</text:p>
          </table:table-cell>
          <table:table-cell office:value-type="float" office:value="1476.32" calcext:value-type="float">
            <text:p>1476,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3707" calcext:value-type="float">
            <text:p>13,3707</text:p>
          </table:table-cell>
          <table:table-cell office:value-type="float" office:value="1003.82" calcext:value-type="float">
            <text:p>1003,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3.6209" calcext:value-type="float">
            <text:p>23,6209</text:p>
          </table:table-cell>
          <table:table-cell office:value-type="float" office:value="568.215" calcext:value-type="float">
            <text:p>568,2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8.8881" calcext:value-type="float">
            <text:p>18,8881</text:p>
          </table:table-cell>
          <table:table-cell office:value-type="float" office:value="2842.37" calcext:value-type="float">
            <text:p>2842,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7.1538" calcext:value-type="float">
            <text:p>27,1538</text:p>
          </table:table-cell>
          <table:table-cell office:value-type="float" office:value="1977.15" calcext:value-type="float">
            <text:p>1977,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8.2794" calcext:value-type="float">
            <text:p>18,2794</text:p>
          </table:table-cell>
          <table:table-cell office:value-type="float" office:value="2937.03" calcext:value-type="float">
            <text:p>2937,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6.838" calcext:value-type="float">
            <text:p>26,838</text:p>
          </table:table-cell>
          <table:table-cell office:value-type="float" office:value="2000.42" calcext:value-type="float">
            <text:p>2000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7.3358" calcext:value-type="float">
            <text:p>47,3358</text:p>
          </table:table-cell>
          <table:table-cell office:value-type="float" office:value="1134.18" calcext:value-type="float">
            <text:p>1134,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5.6932" calcext:value-type="float">
            <text:p>55,6932</text:p>
          </table:table-cell>
          <table:table-cell office:value-type="float" office:value="3855.92" calcext:value-type="float">
            <text:p>3855,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60.9194" calcext:value-type="float">
            <text:p>60,9194</text:p>
          </table:table-cell>
          <table:table-cell office:value-type="float" office:value="3525.12" calcext:value-type="float">
            <text:p>3525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4.6876" calcext:value-type="float">
            <text:p>54,6876</text:p>
          </table:table-cell>
          <table:table-cell office:value-type="float" office:value="3926.82" calcext:value-type="float">
            <text:p>3926,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4.5271" calcext:value-type="float">
            <text:p>54,5271</text:p>
          </table:table-cell>
          <table:table-cell office:value-type="float" office:value="3938.38" calcext:value-type="float">
            <text:p>3938,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95.5697" calcext:value-type="float">
            <text:p>95,5697</text:p>
          </table:table-cell>
          <table:table-cell office:value-type="float" office:value="2247.03" calcext:value-type="float">
            <text:p>2247,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98.576" calcext:value-type="float">
            <text:p>198,576</text:p>
          </table:table-cell>
          <table:table-cell office:value-type="float" office:value="4325.78" calcext:value-type="float">
            <text:p>4325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10.874" calcext:value-type="float">
            <text:p>210,874</text:p>
          </table:table-cell>
          <table:table-cell office:value-type="float" office:value="4073.48" calcext:value-type="float">
            <text:p>4073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98.976" calcext:value-type="float">
            <text:p>198,976</text:p>
          </table:table-cell>
          <table:table-cell office:value-type="float" office:value="4317.07" calcext:value-type="float">
            <text:p>4317,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95.474" calcext:value-type="float">
            <text:p>195,474</text:p>
          </table:table-cell>
          <table:table-cell office:value-type="float" office:value="4394.42" calcext:value-type="float">
            <text:p>4394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8.117" calcext:value-type="float">
            <text:p>198,117</text:p>
          </table:table-cell>
          <table:table-cell office:value-type="float" office:value="4335.8" calcext:value-type="float">
            <text:p>4335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.091" calcext:value-type="float">
            <text:p>763,091</text:p>
          </table:table-cell>
          <table:table-cell office:value-type="float" office:value="4502.71" calcext:value-type="float">
            <text:p>4502,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4.459" calcext:value-type="float">
            <text:p>784,459</text:p>
          </table:table-cell>
          <table:table-cell office:value-type="float" office:value="4380.06" calcext:value-type="float">
            <text:p>4380,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8.569" calcext:value-type="float">
            <text:p>758,569</text:p>
          </table:table-cell>
          <table:table-cell office:value-type="float" office:value="4529.55" calcext:value-type="float">
            <text:p>4529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3.082" calcext:value-type="float">
            <text:p>753,082</text:p>
          </table:table-cell>
          <table:table-cell office:value-type="float" office:value="4562.55" calcext:value-type="float">
            <text:p>4562,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5.086" calcext:value-type="float">
            <text:p>755,086</text:p>
          </table:table-cell>
          <table:table-cell office:value-type="float" office:value="4550.44" calcext:value-type="float">
            <text:p>4550,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95.4" calcext:value-type="float">
            <text:p>2995,4</text:p>
          </table:table-cell>
          <table:table-cell office:value-type="float" office:value="4588.33" calcext:value-type="float">
            <text:p>4588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73.42" calcext:value-type="float">
            <text:p>3373,42</text:p>
          </table:table-cell>
          <table:table-cell office:value-type="float" office:value="4074.17" calcext:value-type="float">
            <text:p>4074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7.6" calcext:value-type="float">
            <text:p>2967,6</text:p>
          </table:table-cell>
          <table:table-cell office:value-type="float" office:value="4631.32" calcext:value-type="float">
            <text:p>4631,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54.28" calcext:value-type="float">
            <text:p>3254,28</text:p>
          </table:table-cell>
          <table:table-cell office:value-type="float" office:value="4223.33" calcext:value-type="float">
            <text:p>4223,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2.46" calcext:value-type="float">
            <text:p>2962,46</text:p>
          </table:table-cell>
          <table:table-cell office:value-type="float" office:value="4639.36" calcext:value-type="float">
            <text:p>4639,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87.1" calcext:value-type="float">
            <text:p>11887,1</text:p>
          </table:table-cell>
          <table:table-cell office:value-type="float" office:value="4624.79" calcext:value-type="float">
            <text:p>4624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83.6" calcext:value-type="float">
            <text:p>12883,6</text:p>
          </table:table-cell>
          <table:table-cell office:value-type="float" office:value="4267.11" calcext:value-type="float">
            <text:p>4267,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83.2" calcext:value-type="float">
            <text:p>11783,2</text:p>
          </table:table-cell>
          <table:table-cell office:value-type="float" office:value="4665.58" calcext:value-type="float">
            <text:p>4665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60.5" calcext:value-type="float">
            <text:p>12360,5</text:p>
          </table:table-cell>
          <table:table-cell office:value-type="float" office:value="4447.67" calcext:value-type="float">
            <text:p>4447,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00.9" calcext:value-type="float">
            <text:p>11800,9</text:p>
          </table:table-cell>
          <table:table-cell office:value-type="float" office:value="4658.58" calcext:value-type="float">
            <text:p>4658,58</text:p>
          </table:table-cell>
        </table:table-row>
      </table:table>
      <table:table table:name="HIP unroll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5351" calcext:value-type="float">
            <text:p>24,5351</text:p>
          </table:table-cell>
          <table:table-cell office:value-type="float" office:value="8.54757" calcext:value-type="float">
            <text:p>8,547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0276" calcext:value-type="float">
            <text:p>1,0276</text:p>
          </table:table-cell>
          <table:table-cell office:value-type="float" office:value="204.082" calcext:value-type="float">
            <text:p>204,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0116" calcext:value-type="float">
            <text:p>1,0116</text:p>
          </table:table-cell>
          <table:table-cell office:value-type="float" office:value="207.31" calcext:value-type="float">
            <text:p>207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2155" calcext:value-type="float">
            <text:p>1,52155</text:p>
          </table:table-cell>
          <table:table-cell office:value-type="float" office:value="137.83" calcext:value-type="float">
            <text:p>137,83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9301" calcext:value-type="float">
            <text:p>2,69301</text:p>
          </table:table-cell>
          <table:table-cell office:value-type="float" office:value="77.8738" calcext:value-type="float">
            <text:p>77,87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98439" calcext:value-type="float">
            <text:p>1,98439</text:p>
          </table:table-cell>
          <table:table-cell office:value-type="float" office:value="422.73" calcext:value-type="float">
            <text:p>422,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92053" calcext:value-type="float">
            <text:p>1,92053</text:p>
          </table:table-cell>
          <table:table-cell office:value-type="float" office:value="436.785" calcext:value-type="float">
            <text:p>436,7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88898" calcext:value-type="float">
            <text:p>1,88898</text:p>
          </table:table-cell>
          <table:table-cell office:value-type="float" office:value="444.082" calcext:value-type="float">
            <text:p>444,0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90799" calcext:value-type="float">
            <text:p>2,90799</text:p>
          </table:table-cell>
          <table:table-cell office:value-type="float" office:value="288.468" calcext:value-type="float">
            <text:p>288,4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23891" calcext:value-type="float">
            <text:p>5,23891</text:p>
          </table:table-cell>
          <table:table-cell office:value-type="float" office:value="160.121" calcext:value-type="float">
            <text:p>160,1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85173" calcext:value-type="float">
            <text:p>3,85173</text:p>
          </table:table-cell>
          <table:table-cell office:value-type="float" office:value="871.151" calcext:value-type="float">
            <text:p>871,1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71943" calcext:value-type="float">
            <text:p>3,71943</text:p>
          </table:table-cell>
          <table:table-cell office:value-type="float" office:value="902.139" calcext:value-type="float">
            <text:p>902,1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65276" calcext:value-type="float">
            <text:p>3,65276</text:p>
          </table:table-cell>
          <table:table-cell office:value-type="float" office:value="918.605" calcext:value-type="float">
            <text:p>918,6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689" calcext:value-type="float">
            <text:p>5,689</text:p>
          </table:table-cell>
          <table:table-cell office:value-type="float" office:value="589.812" calcext:value-type="float">
            <text:p>589,8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356" calcext:value-type="float">
            <text:p>10,356</text:p>
          </table:table-cell>
          <table:table-cell office:value-type="float" office:value="324.009" calcext:value-type="float">
            <text:p>324,0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58479" calcext:value-type="float">
            <text:p>7,58479</text:p>
          </table:table-cell>
          <table:table-cell office:value-type="float" office:value="1769.56" calcext:value-type="float">
            <text:p>1769,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3593" calcext:value-type="float">
            <text:p>7,3593</text:p>
          </table:table-cell>
          <table:table-cell office:value-type="float" office:value="1823.78" calcext:value-type="float">
            <text:p>1823,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7.22196" calcext:value-type="float">
            <text:p>7,22196</text:p>
          </table:table-cell>
          <table:table-cell office:value-type="float" office:value="1858.47" calcext:value-type="float">
            <text:p>1858,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2943" calcext:value-type="float">
            <text:p>11,2943</text:p>
          </table:table-cell>
          <table:table-cell office:value-type="float" office:value="1188.37" calcext:value-type="float">
            <text:p>1188,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6215" calcext:value-type="float">
            <text:p>20,6215</text:p>
          </table:table-cell>
          <table:table-cell office:value-type="float" office:value="650.862" calcext:value-type="float">
            <text:p>650,8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5.2011" calcext:value-type="float">
            <text:p>15,2011</text:p>
          </table:table-cell>
          <table:table-cell office:value-type="float" office:value="3531.78" calcext:value-type="float">
            <text:p>3531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3.0628" calcext:value-type="float">
            <text:p>23,0628</text:p>
          </table:table-cell>
          <table:table-cell office:value-type="float" office:value="2327.86" calcext:value-type="float">
            <text:p>2327,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4.5266" calcext:value-type="float">
            <text:p>14,5266</text:p>
          </table:table-cell>
          <table:table-cell office:value-type="float" office:value="3695.78" calcext:value-type="float">
            <text:p>3695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2.6717" calcext:value-type="float">
            <text:p>22,6717</text:p>
          </table:table-cell>
          <table:table-cell office:value-type="float" office:value="2368.02" calcext:value-type="float">
            <text:p>2368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1.3261" calcext:value-type="float">
            <text:p>41,3261</text:p>
          </table:table-cell>
          <table:table-cell office:value-type="float" office:value="1299.11" calcext:value-type="float">
            <text:p>1299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7.7108" calcext:value-type="float">
            <text:p>47,7108</text:p>
          </table:table-cell>
          <table:table-cell office:value-type="float" office:value="4501.04" calcext:value-type="float">
            <text:p>4501,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2.4116" calcext:value-type="float">
            <text:p>52,4116</text:p>
          </table:table-cell>
          <table:table-cell office:value-type="float" office:value="4097.34" calcext:value-type="float">
            <text:p>4097,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6.4567" calcext:value-type="float">
            <text:p>46,4567</text:p>
          </table:table-cell>
          <table:table-cell office:value-type="float" office:value="4622.55" calcext:value-type="float">
            <text:p>4622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6.1463" calcext:value-type="float">
            <text:p>46,1463</text:p>
          </table:table-cell>
          <table:table-cell office:value-type="float" office:value="4653.64" calcext:value-type="float">
            <text:p>4653,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3.4901" calcext:value-type="float">
            <text:p>83,4901</text:p>
          </table:table-cell>
          <table:table-cell office:value-type="float" office:value="2572.14" calcext:value-type="float">
            <text:p>2572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5.986" calcext:value-type="float">
            <text:p>175,986</text:p>
          </table:table-cell>
          <table:table-cell office:value-type="float" office:value="4881.02" calcext:value-type="float">
            <text:p>4881,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7.431" calcext:value-type="float">
            <text:p>187,431</text:p>
          </table:table-cell>
          <table:table-cell office:value-type="float" office:value="4582.98" calcext:value-type="float">
            <text:p>4582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61" calcext:value-type="float">
            <text:p>176,61</text:p>
          </table:table-cell>
          <table:table-cell office:value-type="float" office:value="4863.79" calcext:value-type="float">
            <text:p>4863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74.172" calcext:value-type="float">
            <text:p>174,172</text:p>
          </table:table-cell>
          <table:table-cell office:value-type="float" office:value="4931.88" calcext:value-type="float">
            <text:p>4931,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5.853" calcext:value-type="float">
            <text:p>175,853</text:p>
          </table:table-cell>
          <table:table-cell office:value-type="float" office:value="4884.72" calcext:value-type="float">
            <text:p>4884,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9.025" calcext:value-type="float">
            <text:p>689,025</text:p>
          </table:table-cell>
          <table:table-cell office:value-type="float" office:value="4986.72" calcext:value-type="float">
            <text:p>4986,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7.463" calcext:value-type="float">
            <text:p>707,463</text:p>
          </table:table-cell>
          <table:table-cell office:value-type="float" office:value="4856.75" calcext:value-type="float">
            <text:p>4856,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.519" calcext:value-type="float">
            <text:p>683,519</text:p>
          </table:table-cell>
          <table:table-cell office:value-type="float" office:value="5026.89" calcext:value-type="float">
            <text:p>5026,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8.874" calcext:value-type="float">
            <text:p>678,874</text:p>
          </table:table-cell>
          <table:table-cell office:value-type="float" office:value="5061.28" calcext:value-type="float">
            <text:p>5061,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0.428" calcext:value-type="float">
            <text:p>680,428</text:p>
          </table:table-cell>
          <table:table-cell office:value-type="float" office:value="5049.73" calcext:value-type="float">
            <text:p>5049,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6.85" calcext:value-type="float">
            <text:p>2726,85</text:p>
          </table:table-cell>
          <table:table-cell office:value-type="float" office:value="5040.2" calcext:value-type="float">
            <text:p>5040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87.82" calcext:value-type="float">
            <text:p>2987,82</text:p>
          </table:table-cell>
          <table:table-cell office:value-type="float" office:value="4599.98" calcext:value-type="float">
            <text:p>4599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4.69" calcext:value-type="float">
            <text:p>2694,69</text:p>
          </table:table-cell>
          <table:table-cell office:value-type="float" office:value="5100.35" calcext:value-type="float">
            <text:p>5100,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0.65" calcext:value-type="float">
            <text:p>2680,65</text:p>
          </table:table-cell>
          <table:table-cell office:value-type="float" office:value="5127.07" calcext:value-type="float">
            <text:p>5127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5.4" calcext:value-type="float">
            <text:p>2685,4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63" calcext:value-type="float">
            <text:p>10863</text:p>
          </table:table-cell>
          <table:table-cell office:value-type="float" office:value="5060.79" calcext:value-type="float">
            <text:p>5060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38.2" calcext:value-type="float">
            <text:p>11638,2</text:p>
          </table:table-cell>
          <table:table-cell office:value-type="float" office:value="4723.72" calcext:value-type="float">
            <text:p>4723,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4.4" calcext:value-type="float">
            <text:p>10744,4</text:p>
          </table:table-cell>
          <table:table-cell office:value-type="float" office:value="5116.65" calcext:value-type="float">
            <text:p>5116,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07.5" calcext:value-type="float">
            <text:p>10707,5</text:p>
          </table:table-cell>
          <table:table-cell office:value-type="float" office:value="5134.32" calcext:value-type="float">
            <text:p>5134,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32" calcext:value-type="float">
            <text:p>10732</text:p>
          </table:table-cell>
          <table:table-cell office:value-type="float" office:value="5122.58" calcext:value-type="float">
            <text:p>5122,58</text:p>
          </table:table-cell>
        </table:table-row>
      </table:table>
      <table:table table:name="HIP unroll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3.947" calcext:value-type="float">
            <text:p>23,947</text:p>
          </table:table-cell>
          <table:table-cell office:value-type="float" office:value="8.75746" calcext:value-type="float">
            <text:p>8,757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0.94597" calcext:value-type="float">
            <text:p>0,94597</text:p>
          </table:table-cell>
          <table:table-cell office:value-type="float" office:value="221.693" calcext:value-type="float">
            <text:p>221,6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930562" calcext:value-type="float">
            <text:p>0,930562</text:p>
          </table:table-cell>
          <table:table-cell office:value-type="float" office:value="225.364" calcext:value-type="float">
            <text:p>225,3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43947" calcext:value-type="float">
            <text:p>1,43947</text:p>
          </table:table-cell>
          <table:table-cell office:value-type="float" office:value="145.689" calcext:value-type="float">
            <text:p>145,68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55493" calcext:value-type="float">
            <text:p>2,55493</text:p>
          </table:table-cell>
          <table:table-cell office:value-type="float" office:value="82.0825" calcext:value-type="float">
            <text:p>82,08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81786" calcext:value-type="float">
            <text:p>1,81786</text:p>
          </table:table-cell>
          <table:table-cell office:value-type="float" office:value="461.455" calcext:value-type="float">
            <text:p>461,4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75623" calcext:value-type="float">
            <text:p>1,75623</text:p>
          </table:table-cell>
          <table:table-cell office:value-type="float" office:value="477.649" calcext:value-type="float">
            <text:p>477,6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72452" calcext:value-type="float">
            <text:p>1,72452</text:p>
          </table:table-cell>
          <table:table-cell office:value-type="float" office:value="486.43" calcext:value-type="float">
            <text:p>486,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74353" calcext:value-type="float">
            <text:p>2,74353</text:p>
          </table:table-cell>
          <table:table-cell office:value-type="float" office:value="305.759" calcext:value-type="float">
            <text:p>305,7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96053" calcext:value-type="float">
            <text:p>4,96053</text:p>
          </table:table-cell>
          <table:table-cell office:value-type="float" office:value="169.107" calcext:value-type="float">
            <text:p>169,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51824" calcext:value-type="float">
            <text:p>3,51824</text:p>
          </table:table-cell>
          <table:table-cell office:value-type="float" office:value="953.729" calcext:value-type="float">
            <text:p>953,7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38875" calcext:value-type="float">
            <text:p>3,38875</text:p>
          </table:table-cell>
          <table:table-cell office:value-type="float" office:value="990.172" calcext:value-type="float">
            <text:p>990,1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32504" calcext:value-type="float">
            <text:p>3,32504</text:p>
          </table:table-cell>
          <table:table-cell office:value-type="float" office:value="1009.14" calcext:value-type="float">
            <text:p>1009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35625" calcext:value-type="float">
            <text:p>5,35625</text:p>
          </table:table-cell>
          <table:table-cell office:value-type="float" office:value="626.454" calcext:value-type="float">
            <text:p>626,4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9.79838" calcext:value-type="float">
            <text:p>9,79838</text:p>
          </table:table-cell>
          <table:table-cell office:value-type="float" office:value="342.449" calcext:value-type="float">
            <text:p>342,4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.90432" calcext:value-type="float">
            <text:p>6,90432</text:p>
          </table:table-cell>
          <table:table-cell office:value-type="float" office:value="1943.97" calcext:value-type="float">
            <text:p>1943,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6.69749" calcext:value-type="float">
            <text:p>6,6974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6.56504" calcext:value-type="float">
            <text:p>6,56504</text:p>
          </table:table-cell>
          <table:table-cell office:value-type="float" office:value="2044.43" calcext:value-type="float">
            <text:p>2044,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0.6371" calcext:value-type="float">
            <text:p>10,6371</text:p>
          </table:table-cell>
          <table:table-cell office:value-type="float" office:value="1261.79" calcext:value-type="float">
            <text:p>1261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5077" calcext:value-type="float">
            <text:p>19,5077</text:p>
          </table:table-cell>
          <table:table-cell office:value-type="float" office:value="688.024" calcext:value-type="float">
            <text:p>688,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3.8393" calcext:value-type="float">
            <text:p>13,8393</text:p>
          </table:table-cell>
          <table:table-cell office:value-type="float" office:value="3879.32" calcext:value-type="float">
            <text:p>3879,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1.6567" calcext:value-type="float">
            <text:p>21,6567</text:p>
          </table:table-cell>
          <table:table-cell office:value-type="float" office:value="2479.01" calcext:value-type="float">
            <text:p>2479,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3.1959" calcext:value-type="float">
            <text:p>13,1959</text:p>
          </table:table-cell>
          <table:table-cell office:value-type="float" office:value="4068.48" calcext:value-type="float">
            <text:p>4068,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1.3524" calcext:value-type="float">
            <text:p>21,3524</text:p>
          </table:table-cell>
          <table:table-cell office:value-type="float" office:value="2514.34" calcext:value-type="float">
            <text:p>2514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0963" calcext:value-type="float">
            <text:p>39,0963</text:p>
          </table:table-cell>
          <table:table-cell office:value-type="float" office:value="1373.2" calcext:value-type="float">
            <text:p>1373,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4.9962" calcext:value-type="float">
            <text:p>44,9962</text:p>
          </table:table-cell>
          <table:table-cell office:value-type="float" office:value="4772.59" calcext:value-type="float">
            <text:p>4772,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49.2713" calcext:value-type="float">
            <text:p>49,2713</text:p>
          </table:table-cell>
          <table:table-cell office:value-type="float" office:value="4358.49" calcext:value-type="float">
            <text:p>4358,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3.7653" calcext:value-type="float">
            <text:p>43,7653</text:p>
          </table:table-cell>
          <table:table-cell office:value-type="float" office:value="4906.82" calcext:value-type="float">
            <text:p>4906,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3.474" calcext:value-type="float">
            <text:p>43,474</text:p>
          </table:table-cell>
          <table:table-cell office:value-type="float" office:value="4939.7" calcext:value-type="float">
            <text:p>4939,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78.949" calcext:value-type="float">
            <text:p>78,949</text:p>
          </table:table-cell>
          <table:table-cell office:value-type="float" office:value="2720.09" calcext:value-type="float">
            <text:p>2720,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5.919" calcext:value-type="float">
            <text:p>165,919</text:p>
          </table:table-cell>
          <table:table-cell office:value-type="float" office:value="5177.2" calcext:value-type="float">
            <text:p>5177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15" calcext:value-type="float">
            <text:p>177,15</text:p>
          </table:table-cell>
          <table:table-cell office:value-type="float" office:value="4848.97" calcext:value-type="float">
            <text:p>4848,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565" calcext:value-type="float">
            <text:p>166,565</text:p>
          </table:table-cell>
          <table:table-cell office:value-type="float" office:value="5157.11" calcext:value-type="float">
            <text:p>5157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4.958" calcext:value-type="float">
            <text:p>164,958</text:p>
          </table:table-cell>
          <table:table-cell office:value-type="float" office:value="5207.34" calcext:value-type="float">
            <text:p>5207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238" calcext:value-type="float">
            <text:p>166,238</text:p>
          </table:table-cell>
          <table:table-cell office:value-type="float" office:value="5167.26" calcext:value-type="float">
            <text:p>5167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0.23" calcext:value-type="float">
            <text:p>650,23</text:p>
          </table:table-cell>
          <table:table-cell office:value-type="float" office:value="5284.24" calcext:value-type="float">
            <text:p>5284,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7.058" calcext:value-type="float">
            <text:p>717,058</text:p>
          </table:table-cell>
          <table:table-cell office:value-type="float" office:value="4791.77" calcext:value-type="float">
            <text:p>4791,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4.538" calcext:value-type="float">
            <text:p>644,538</text:p>
          </table:table-cell>
          <table:table-cell office:value-type="float" office:value="5330.91" calcext:value-type="float">
            <text:p>5330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452" calcext:value-type="float">
            <text:p>642,452</text:p>
          </table:table-cell>
          <table:table-cell office:value-type="float" office:value="5348.22" calcext:value-type="float">
            <text:p>5348,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6.805" calcext:value-type="float">
            <text:p>666,805</text:p>
          </table:table-cell>
          <table:table-cell office:value-type="float" office:value="5152.89" calcext:value-type="float">
            <text:p>5152,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4.11" calcext:value-type="float">
            <text:p>2574,11</text:p>
          </table:table-cell>
          <table:table-cell office:value-type="float" office:value="5339.28" calcext:value-type="float">
            <text:p>5339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89.94" calcext:value-type="float">
            <text:p>2589,94</text:p>
          </table:table-cell>
          <table:table-cell office:value-type="float" office:value="5306.65" calcext:value-type="float">
            <text:p>5306,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6.04" calcext:value-type="float">
            <text:p>2546,04</text:p>
          </table:table-cell>
          <table:table-cell office:value-type="float" office:value="5398.14" calcext:value-type="float">
            <text:p>5398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37.26" calcext:value-type="float">
            <text:p>2537,26</text:p>
          </table:table-cell>
          <table:table-cell office:value-type="float" office:value="5416.83" calcext:value-type="float">
            <text:p>5416,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75.79" calcext:value-type="float">
            <text:p>2675,79</text:p>
          </table:table-cell>
          <table:table-cell office:value-type="float" office:value="5136.39" calcext:value-type="float">
            <text:p>5136,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57.7" calcext:value-type="float">
            <text:p>10257,7</text:p>
          </table:table-cell>
          <table:table-cell office:value-type="float" office:value="5359.45" calcext:value-type="float">
            <text:p>5359,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33" calcext:value-type="float">
            <text:p>10233</text:p>
          </table:table-cell>
          <table:table-cell office:value-type="float" office:value="5372.4" calcext:value-type="float">
            <text:p>5372,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56.4" calcext:value-type="float">
            <text:p>10156,4</text:p>
          </table:table-cell>
          <table:table-cell office:value-type="float" office:value="5412.91" calcext:value-type="float">
            <text:p>5412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30.3" calcext:value-type="float">
            <text:p>10130,3</text:p>
          </table:table-cell>
          <table:table-cell office:value-type="float" office:value="5426.86" calcext:value-type="float">
            <text:p>5426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78.5" calcext:value-type="float">
            <text:p>10778,5</text:p>
          </table:table-cell>
          <table:table-cell office:value-type="float" office:value="5100.48" calcext:value-type="float">
            <text:p>5100,48</text:p>
          </table:table-cell>
        </table:table-row>
      </table:table>
      <table:table table:name="HIP unroll 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3.962" calcext:value-type="float">
            <text:p>23,962</text:p>
          </table:table-cell>
          <table:table-cell office:value-type="float" office:value="8.75199" calcext:value-type="float">
            <text:p>8,751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0.842557" calcext:value-type="float">
            <text:p>0,842557</text:p>
          </table:table-cell>
          <table:table-cell office:value-type="float" office:value="248.903" calcext:value-type="float">
            <text:p>248,9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831742" calcext:value-type="float">
            <text:p>0,831742</text:p>
          </table:table-cell>
          <table:table-cell office:value-type="float" office:value="252.14" calcext:value-type="float">
            <text:p>252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33265" calcext:value-type="float">
            <text:p>1,33265</text:p>
          </table:table-cell>
          <table:table-cell office:value-type="float" office:value="157.367" calcext:value-type="float">
            <text:p>157,367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40381" calcext:value-type="float">
            <text:p>2,40381</text:p>
          </table:table-cell>
          <table:table-cell office:value-type="float" office:value="87.2427" calcext:value-type="float">
            <text:p>87,24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60881" calcext:value-type="float">
            <text:p>1,60881</text:p>
          </table:table-cell>
          <table:table-cell office:value-type="float" office:value="521.416" calcext:value-type="float">
            <text:p>521,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5537" calcext:value-type="float">
            <text:p>1,5537</text:p>
          </table:table-cell>
          <table:table-cell office:value-type="float" office:value="539.911" calcext:value-type="float">
            <text:p>539,9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52837" calcext:value-type="float">
            <text:p>1,52837</text:p>
          </table:table-cell>
          <table:table-cell office:value-type="float" office:value="548.861" calcext:value-type="float">
            <text:p>548,8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53271" calcext:value-type="float">
            <text:p>2,53271</text:p>
          </table:table-cell>
          <table:table-cell office:value-type="float" office:value="331.211" calcext:value-type="float">
            <text:p>331,2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6614" calcext:value-type="float">
            <text:p>4,6614</text:p>
          </table:table-cell>
          <table:table-cell office:value-type="float" office:value="179.959" calcext:value-type="float">
            <text:p>179,9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0951" calcext:value-type="float">
            <text:p>3,0951</text:p>
          </table:table-cell>
          <table:table-cell office:value-type="float" office:value="1084.11" calcext:value-type="float">
            <text:p>1084,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.97806" calcext:value-type="float">
            <text:p>2,97806</text:p>
          </table:table-cell>
          <table:table-cell office:value-type="float" office:value="1126.72" calcext:value-type="float">
            <text:p>1126,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.92739" calcext:value-type="float">
            <text:p>2,92739</text:p>
          </table:table-cell>
          <table:table-cell office:value-type="float" office:value="1146.22" calcext:value-type="float">
            <text:p>1146,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938" calcext:value-type="float">
            <text:p>4,938</text:p>
          </table:table-cell>
          <table:table-cell office:value-type="float" office:value="679.514" calcext:value-type="float">
            <text:p>679,5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9.19835" calcext:value-type="float">
            <text:p>9,19835</text:p>
          </table:table-cell>
          <table:table-cell office:value-type="float" office:value="364.788" calcext:value-type="float">
            <text:p>364,7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.07065" calcext:value-type="float">
            <text:p>6,07065</text:p>
          </table:table-cell>
          <table:table-cell office:value-type="float" office:value="2210.93" calcext:value-type="float">
            <text:p>2210,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5.88353" calcext:value-type="float">
            <text:p>5,88353</text:p>
          </table:table-cell>
          <table:table-cell office:value-type="float" office:value="2281.24" calcext:value-type="float">
            <text:p>2281,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5.76471" calcext:value-type="float">
            <text:p>5,76471</text:p>
          </table:table-cell>
          <table:table-cell office:value-type="float" office:value="2328.27" calcext:value-type="float">
            <text:p>2328,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9.78252" calcext:value-type="float">
            <text:p>9,78252</text:p>
          </table:table-cell>
          <table:table-cell office:value-type="float" office:value="1372.02" calcext:value-type="float">
            <text:p>1372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8.3013" calcext:value-type="float">
            <text:p>18,3013</text:p>
          </table:table-cell>
          <table:table-cell office:value-type="float" office:value="733.378" calcext:value-type="float">
            <text:p>733,3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2.1549" calcext:value-type="float">
            <text:p>12,1549</text:p>
          </table:table-cell>
          <table:table-cell office:value-type="float" office:value="4416.9" calcext:value-type="float">
            <text:p>4416,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0.0123" calcext:value-type="float">
            <text:p>20,0123</text:p>
          </table:table-cell>
          <table:table-cell office:value-type="float" office:value="2682.7" calcext:value-type="float">
            <text:p>2682,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1.5936" calcext:value-type="float">
            <text:p>11,5936</text:p>
          </table:table-cell>
          <table:table-cell office:value-type="float" office:value="4630.76" calcext:value-type="float">
            <text:p>4630,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9.6289" calcext:value-type="float">
            <text:p>19,6289</text:p>
          </table:table-cell>
          <table:table-cell office:value-type="float" office:value="2735.1" calcext:value-type="float">
            <text:p>2735,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6.6796" calcext:value-type="float">
            <text:p>36,6796</text:p>
          </table:table-cell>
          <table:table-cell office:value-type="float" office:value="1463.68" calcext:value-type="float">
            <text:p>1463,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1.5773" calcext:value-type="float">
            <text:p>41,5773</text:p>
          </table:table-cell>
          <table:table-cell office:value-type="float" office:value="5165.04" calcext:value-type="float">
            <text:p>5165,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45.5043" calcext:value-type="float">
            <text:p>45,5043</text:p>
          </table:table-cell>
          <table:table-cell office:value-type="float" office:value="4719.3" calcext:value-type="float">
            <text:p>4719,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0.385" calcext:value-type="float">
            <text:p>40,385</text:p>
          </table:table-cell>
          <table:table-cell office:value-type="float" office:value="5317.53" calcext:value-type="float">
            <text:p>5317,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0.0052" calcext:value-type="float">
            <text:p>40,0052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74.1384" calcext:value-type="float">
            <text:p>74,1384</text:p>
          </table:table-cell>
          <table:table-cell office:value-type="float" office:value="2896.59" calcext:value-type="float">
            <text:p>2896,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57.763" calcext:value-type="float">
            <text:p>157,763</text:p>
          </table:table-cell>
          <table:table-cell office:value-type="float" office:value="5444.84" calcext:value-type="float">
            <text:p>5444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333" calcext:value-type="float">
            <text:p>166,333</text:p>
          </table:table-cell>
          <table:table-cell office:value-type="float" office:value="5164.31" calcext:value-type="float">
            <text:p>5164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58.883" calcext:value-type="float">
            <text:p>158,883</text:p>
          </table:table-cell>
          <table:table-cell office:value-type="float" office:value="5406.46" calcext:value-type="float">
            <text:p>5406,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57.457" calcext:value-type="float">
            <text:p>157,457</text:p>
          </table:table-cell>
          <table:table-cell office:value-type="float" office:value="5455.43" calcext:value-type="float">
            <text:p>5455,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57.641" calcext:value-type="float">
            <text:p>157,641</text:p>
          </table:table-cell>
          <table:table-cell office:value-type="float" office:value="5449.06" calcext:value-type="float">
            <text:p>5449,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7.479" calcext:value-type="float">
            <text:p>627,479</text:p>
          </table:table-cell>
          <table:table-cell office:value-type="float" office:value="5475.84" calcext:value-type="float">
            <text:p>5475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6.193" calcext:value-type="float">
            <text:p>646,193</text:p>
          </table:table-cell>
          <table:table-cell office:value-type="float" office:value="5317.26" calcext:value-type="float">
            <text:p>5317,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1.682" calcext:value-type="float">
            <text:p>621,682</text:p>
          </table:table-cell>
          <table:table-cell office:value-type="float" office:value="5526.9" calcext:value-type="float">
            <text:p>5526,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1.545" calcext:value-type="float">
            <text:p>621,545</text:p>
          </table:table-cell>
          <table:table-cell office:value-type="float" office:value="5528.12" calcext:value-type="float">
            <text:p>5528,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.909" calcext:value-type="float">
            <text:p>632,909</text:p>
          </table:table-cell>
          <table:table-cell office:value-type="float" office:value="5428.86" calcext:value-type="float">
            <text:p>5428,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5.68" calcext:value-type="float">
            <text:p>2495,68</text:p>
          </table:table-cell>
          <table:table-cell office:value-type="float" office:value="5507.08" calcext:value-type="float">
            <text:p>5507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6.75" calcext:value-type="float">
            <text:p>2516,75</text:p>
          </table:table-cell>
          <table:table-cell office:value-type="float" office:value="5460.98" calcext:value-type="float">
            <text:p>5460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4.29" calcext:value-type="float">
            <text:p>2464,29</text:p>
          </table:table-cell>
          <table:table-cell office:value-type="float" office:value="5577.23" calcext:value-type="float">
            <text:p>5577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7.49" calcext:value-type="float">
            <text:p>2467,49</text:p>
          </table:table-cell>
          <table:table-cell office:value-type="float" office:value="5569.99" calcext:value-type="float">
            <text:p>5569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2.39" calcext:value-type="float">
            <text:p>2542,39</text:p>
          </table:table-cell>
          <table:table-cell office:value-type="float" office:value="5405.91" calcext:value-type="float">
            <text:p>5405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75.18" calcext:value-type="float">
            <text:p>9975,18</text:p>
          </table:table-cell>
          <table:table-cell office:value-type="float" office:value="5511.24" calcext:value-type="float">
            <text:p>5511,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93.76" calcext:value-type="float">
            <text:p>9993,76</text:p>
          </table:table-cell>
          <table:table-cell office:value-type="float" office:value="5500.99" calcext:value-type="float">
            <text:p>5500,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52.27" calcext:value-type="float">
            <text:p>9852,27</text:p>
          </table:table-cell>
          <table:table-cell office:value-type="float" office:value="5579.99" calcext:value-type="float">
            <text:p>5579,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79.05" calcext:value-type="float">
            <text:p>9879,05</text:p>
          </table:table-cell>
          <table:table-cell office:value-type="float" office:value="5564.86" calcext:value-type="float">
            <text:p>5564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5.5" calcext:value-type="float">
            <text:p>10245,5</text:p>
          </table:table-cell>
          <table:table-cell office:value-type="float" office:value="5365.85" calcext:value-type="float">
            <text:p>5365,85</text:p>
          </table:table-cell>
        </table:table-row>
      </table:table>
      <table:table table:name="HIP unroll 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5.4145" calcext:value-type="float">
            <text:p>25,4145</text:p>
          </table:table-cell>
          <table:table-cell office:value-type="float" office:value="8.25179" calcext:value-type="float">
            <text:p>8,251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5294" calcext:value-type="float">
            <text:p>1,15294</text:p>
          </table:table-cell>
          <table:table-cell office:value-type="float" office:value="181.896" calcext:value-type="float">
            <text:p>181,8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3783" calcext:value-type="float">
            <text:p>1,13783</text:p>
          </table:table-cell>
          <table:table-cell office:value-type="float" office:value="184.312" calcext:value-type="float">
            <text:p>184,3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059" calcext:value-type="float">
            <text:p>1,59059</text:p>
          </table:table-cell>
          <table:table-cell office:value-type="float" office:value="131.847" calcext:value-type="float">
            <text:p>131,847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2679" calcext:value-type="float">
            <text:p>2,62679</text:p>
          </table:table-cell>
          <table:table-cell office:value-type="float" office:value="79.8371" calcext:value-type="float">
            <text:p>79,83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367" calcext:value-type="float">
            <text:p>2,2367</text:p>
          </table:table-cell>
          <table:table-cell office:value-type="float" office:value="375.045" calcext:value-type="float">
            <text:p>375,0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721" calcext:value-type="float">
            <text:p>2,1721</text:p>
          </table:table-cell>
          <table:table-cell office:value-type="float" office:value="386.198" calcext:value-type="float">
            <text:p>386,1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3936" calcext:value-type="float">
            <text:p>2,13936</text:p>
          </table:table-cell>
          <table:table-cell office:value-type="float" office:value="392.109" calcext:value-type="float">
            <text:p>392,1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4873" calcext:value-type="float">
            <text:p>3,04873</text:p>
          </table:table-cell>
          <table:table-cell office:value-type="float" office:value="275.151" calcext:value-type="float">
            <text:p>275,1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0349" calcext:value-type="float">
            <text:p>5,10349</text:p>
          </table:table-cell>
          <table:table-cell office:value-type="float" office:value="164.37" calcext:value-type="float">
            <text:p>164,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522" calcext:value-type="float">
            <text:p>4,3522</text:p>
          </table:table-cell>
          <table:table-cell office:value-type="float" office:value="770.976" calcext:value-type="float">
            <text:p>770,9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22242" calcext:value-type="float">
            <text:p>4,22242</text:p>
          </table:table-cell>
          <table:table-cell office:value-type="float" office:value="794.674" calcext:value-type="float">
            <text:p>794,6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5367" calcext:value-type="float">
            <text:p>4,15367</text:p>
          </table:table-cell>
          <table:table-cell office:value-type="float" office:value="807.826" calcext:value-type="float">
            <text:p>807,8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6561" calcext:value-type="float">
            <text:p>5,96561</text:p>
          </table:table-cell>
          <table:table-cell office:value-type="float" office:value="562.465" calcext:value-type="float">
            <text:p>562,4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791" calcext:value-type="float">
            <text:p>10,0791</text:p>
          </table:table-cell>
          <table:table-cell office:value-type="float" office:value="332.91" calcext:value-type="float">
            <text:p>332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7921" calcext:value-type="float">
            <text:p>8,57921</text:p>
          </table:table-cell>
          <table:table-cell office:value-type="float" office:value="1564.45" calcext:value-type="float">
            <text:p>1564,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36527" calcext:value-type="float">
            <text:p>8,36527</text:p>
          </table:table-cell>
          <table:table-cell office:value-type="float" office:value="1604.46" calcext:value-type="float">
            <text:p>1604,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22379" calcext:value-type="float">
            <text:p>8,22379</text:p>
          </table:table-cell>
          <table:table-cell office:value-type="float" office:value="1632.07" calcext:value-type="float">
            <text:p>1632,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521" calcext:value-type="float">
            <text:p>11,8521</text:p>
          </table:table-cell>
          <table:table-cell office:value-type="float" office:value="1132.44" calcext:value-type="float">
            <text:p>1132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0591" calcext:value-type="float">
            <text:p>20,0591</text:p>
          </table:table-cell>
          <table:table-cell office:value-type="float" office:value="669.11" calcext:value-type="float">
            <text:p>669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1795" calcext:value-type="float">
            <text:p>17,1795</text:p>
          </table:table-cell>
          <table:table-cell office:value-type="float" office:value="3125.07" calcext:value-type="float">
            <text:p>3125,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386" calcext:value-type="float">
            <text:p>24,1386</text:p>
          </table:table-cell>
          <table:table-cell office:value-type="float" office:value="2224.12" calcext:value-type="float">
            <text:p>2224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5205" calcext:value-type="float">
            <text:p>16,5205</text:p>
          </table:table-cell>
          <table:table-cell office:value-type="float" office:value="3249.73" calcext:value-type="float">
            <text:p>3249,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875" calcext:value-type="float">
            <text:p>23,7875</text:p>
          </table:table-cell>
          <table:table-cell office:value-type="float" office:value="2256.95" calcext:value-type="float">
            <text:p>2256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189" calcext:value-type="float">
            <text:p>40,189</text:p>
          </table:table-cell>
          <table:table-cell office:value-type="float" office:value="1335.87" calcext:value-type="float">
            <text:p>1335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6887" calcext:value-type="float">
            <text:p>49,6887</text:p>
          </table:table-cell>
          <table:table-cell office:value-type="float" office:value="4321.88" calcext:value-type="float">
            <text:p>4321,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7749" calcext:value-type="float">
            <text:p>53,7749</text:p>
          </table:table-cell>
          <table:table-cell office:value-type="float" office:value="3993.47" calcext:value-type="float">
            <text:p>3993,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034" calcext:value-type="float">
            <text:p>48,5034</text:p>
          </table:table-cell>
          <table:table-cell office:value-type="float" office:value="4427.49" calcext:value-type="float">
            <text:p>4427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369" calcext:value-type="float">
            <text:p>48,3369</text:p>
          </table:table-cell>
          <table:table-cell office:value-type="float" office:value="4442.74" calcext:value-type="float">
            <text:p>4442,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1636" calcext:value-type="float">
            <text:p>81,1636</text:p>
          </table:table-cell>
          <table:table-cell office:value-type="float" office:value="2645.87" calcext:value-type="float">
            <text:p>2645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726" calcext:value-type="float">
            <text:p>169,726</text:p>
          </table:table-cell>
          <table:table-cell office:value-type="float" office:value="5061.06" calcext:value-type="float">
            <text:p>5061,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738" calcext:value-type="float">
            <text:p>181,738</text:p>
          </table:table-cell>
          <table:table-cell office:value-type="float" office:value="4726.54" calcext:value-type="float">
            <text:p>4726,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572" calcext:value-type="float">
            <text:p>170,572</text:p>
          </table:table-cell>
          <table:table-cell office:value-type="float" office:value="5035.97" calcext:value-type="float">
            <text:p>5035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47" calcext:value-type="float">
            <text:p>168,47</text:p>
          </table:table-cell>
          <table:table-cell office:value-type="float" office:value="5098.8" calcext:value-type="float">
            <text:p>5098,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343" calcext:value-type="float">
            <text:p>169,343</text:p>
          </table:table-cell>
          <table:table-cell office:value-type="float" office:value="5072.5" calcext:value-type="float">
            <text:p>5072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6.345" calcext:value-type="float">
            <text:p>646,345</text:p>
          </table:table-cell>
          <table:table-cell office:value-type="float" office:value="5316.01" calcext:value-type="float">
            <text:p>5316,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4.896" calcext:value-type="float">
            <text:p>664,896</text:p>
          </table:table-cell>
          <table:table-cell office:value-type="float" office:value="5167.69" calcext:value-type="float">
            <text:p>5167,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1.429" calcext:value-type="float">
            <text:p>641,429</text:p>
          </table:table-cell>
          <table:table-cell office:value-type="float" office:value="5356.75" calcext:value-type="float">
            <text:p>5356,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495" calcext:value-type="float">
            <text:p>637,495</text:p>
          </table:table-cell>
          <table:table-cell office:value-type="float" office:value="5389.81" calcext:value-type="float">
            <text:p>5389,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34" calcext:value-type="float">
            <text:p>637,34</text:p>
          </table:table-cell>
          <table:table-cell office:value-type="float" office:value="5391.11" calcext:value-type="float">
            <text:p>5391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20.03" calcext:value-type="float">
            <text:p>2520,03</text:p>
          </table:table-cell>
          <table:table-cell office:value-type="float" office:value="5453.86" calcext:value-type="float">
            <text:p>5453,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40.34" calcext:value-type="float">
            <text:p>2840,34</text:p>
          </table:table-cell>
          <table:table-cell office:value-type="float" office:value="4838.83" calcext:value-type="float">
            <text:p>4838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89.32" calcext:value-type="float">
            <text:p>2489,32</text:p>
          </table:table-cell>
          <table:table-cell office:value-type="float" office:value="5521.14" calcext:value-type="float">
            <text:p>5521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2.68" calcext:value-type="float">
            <text:p>2722,68</text:p>
          </table:table-cell>
          <table:table-cell office:value-type="float" office:value="5047.94" calcext:value-type="float">
            <text:p>5047,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0.86" calcext:value-type="float">
            <text:p>2490,86</text:p>
          </table:table-cell>
          <table:table-cell office:value-type="float" office:value="5517.74" calcext:value-type="float">
            <text:p>5517,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64.6" calcext:value-type="float">
            <text:p>9964,6</text:p>
          </table:table-cell>
          <table:table-cell office:value-type="float" office:value="5517.09" calcext:value-type="float">
            <text:p>5517,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34.1" calcext:value-type="float">
            <text:p>10834,1</text:p>
          </table:table-cell>
          <table:table-cell office:value-type="float" office:value="5074.31" calcext:value-type="float">
            <text:p>5074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5.01" calcext:value-type="float">
            <text:p>9845,01</text:p>
          </table:table-cell>
          <table:table-cell office:value-type="float" office:value="5584.11" calcext:value-type="float">
            <text:p>5584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316.3" calcext:value-type="float">
            <text:p>10316,3</text:p>
          </table:table-cell>
          <table:table-cell office:value-type="float" office:value="5328.98" calcext:value-type="float">
            <text:p>5328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11.42" calcext:value-type="float">
            <text:p>9911,42</text:p>
          </table:table-cell>
          <table:table-cell office:value-type="float" office:value="5546.69" calcext:value-type="float">
            <text:p>5546,69</text:p>
          </table:table-cell>
        </table:table-row>
      </table:table>
      <table:table table:name="HIP unroll 3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1355" calcext:value-type="float">
            <text:p>24,1355</text:p>
          </table:table-cell>
          <table:table-cell office:value-type="float" office:value="8.68908" calcext:value-type="float">
            <text:p>8,689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442" calcext:value-type="float">
            <text:p>1,1442</text:p>
          </table:table-cell>
          <table:table-cell office:value-type="float" office:value="183.285" calcext:value-type="float">
            <text:p>183,2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2998" calcext:value-type="float">
            <text:p>1,12998</text:p>
          </table:table-cell>
          <table:table-cell office:value-type="float" office:value="185.592" calcext:value-type="float">
            <text:p>185,5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267" calcext:value-type="float">
            <text:p>1,59267</text:p>
          </table:table-cell>
          <table:table-cell office:value-type="float" office:value="131.676" calcext:value-type="float">
            <text:p>131,67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1464" calcext:value-type="float">
            <text:p>2,61464</text:p>
          </table:table-cell>
          <table:table-cell office:value-type="float" office:value="80.2081" calcext:value-type="float">
            <text:p>80,20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2499" calcext:value-type="float">
            <text:p>2,22499</text:p>
          </table:table-cell>
          <table:table-cell office:value-type="float" office:value="377.018" calcext:value-type="float">
            <text:p>377,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5447" calcext:value-type="float">
            <text:p>2,15447</text:p>
          </table:table-cell>
          <table:table-cell office:value-type="float" office:value="389.358" calcext:value-type="float">
            <text:p>389,3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2321" calcext:value-type="float">
            <text:p>2,12321</text:p>
          </table:table-cell>
          <table:table-cell office:value-type="float" office:value="395.091" calcext:value-type="float">
            <text:p>395,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5288" calcext:value-type="float">
            <text:p>3,05288</text:p>
          </table:table-cell>
          <table:table-cell office:value-type="float" office:value="274.777" calcext:value-type="float">
            <text:p>274,7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7609" calcext:value-type="float">
            <text:p>5,07609</text:p>
          </table:table-cell>
          <table:table-cell office:value-type="float" office:value="165.257" calcext:value-type="float">
            <text:p>165,2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2094" calcext:value-type="float">
            <text:p>4,32094</text:p>
          </table:table-cell>
          <table:table-cell office:value-type="float" office:value="776.554" calcext:value-type="float">
            <text:p>776,5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18864" calcext:value-type="float">
            <text:p>4,18864</text:p>
          </table:table-cell>
          <table:table-cell office:value-type="float" office:value="801.082" calcext:value-type="float">
            <text:p>801,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2063" calcext:value-type="float">
            <text:p>4,12063</text:p>
          </table:table-cell>
          <table:table-cell office:value-type="float" office:value="814.303" calcext:value-type="float">
            <text:p>814,3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7479" calcext:value-type="float">
            <text:p>5,97479</text:p>
          </table:table-cell>
          <table:table-cell office:value-type="float" office:value="561.6" calcext:value-type="float">
            <text:p>561,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222" calcext:value-type="float">
            <text:p>10,0222</text:p>
          </table:table-cell>
          <table:table-cell office:value-type="float" office:value="334.8" calcext:value-type="float">
            <text:p>334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0824" calcext:value-type="float">
            <text:p>8,50824</text:p>
          </table:table-cell>
          <table:table-cell office:value-type="float" office:value="1577.5" calcext:value-type="float">
            <text:p>1577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29697" calcext:value-type="float">
            <text:p>8,29697</text:p>
          </table:table-cell>
          <table:table-cell office:value-type="float" office:value="1617.67" calcext:value-type="float">
            <text:p>1617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15326" calcext:value-type="float">
            <text:p>8,15326</text:p>
          </table:table-cell>
          <table:table-cell office:value-type="float" office:value="1646.18" calcext:value-type="float">
            <text:p>1646,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56" calcext:value-type="float">
            <text:p>11,856</text:p>
          </table:table-cell>
          <table:table-cell office:value-type="float" office:value="1132.07" calcext:value-type="float">
            <text:p>1132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9519" calcext:value-type="float">
            <text:p>19,9519</text:p>
          </table:table-cell>
          <table:table-cell office:value-type="float" office:value="672.707" calcext:value-type="float">
            <text:p>672,7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269" calcext:value-type="float">
            <text:p>17,0269</text:p>
          </table:table-cell>
          <table:table-cell office:value-type="float" office:value="3153.08" calcext:value-type="float">
            <text:p>3153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661" calcext:value-type="float">
            <text:p>24,1661</text:p>
          </table:table-cell>
          <table:table-cell office:value-type="float" office:value="2221.58" calcext:value-type="float">
            <text:p>2221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83" calcext:value-type="float">
            <text:p>16,383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891" calcext:value-type="float">
            <text:p>23,7891</text:p>
          </table:table-cell>
          <table:table-cell office:value-type="float" office:value="2256.79" calcext:value-type="float">
            <text:p>2256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9694" calcext:value-type="float">
            <text:p>39,9694</text:p>
          </table:table-cell>
          <table:table-cell office:value-type="float" office:value="1343.21" calcext:value-type="float">
            <text:p>1343,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655" calcext:value-type="float">
            <text:p>49,7655</text:p>
          </table:table-cell>
          <table:table-cell office:value-type="float" office:value="4315.2" calcext:value-type="float">
            <text:p>4315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862" calcext:value-type="float">
            <text:p>53,862</text:p>
          </table:table-cell>
          <table:table-cell office:value-type="float" office:value="3987.01" calcext:value-type="float">
            <text:p>3987,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261" calcext:value-type="float">
            <text:p>48,5261</text:p>
          </table:table-cell>
          <table:table-cell office:value-type="float" office:value="4425.42" calcext:value-type="float">
            <text:p>4425,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156" calcext:value-type="float">
            <text:p>48,3156</text:p>
          </table:table-cell>
          <table:table-cell office:value-type="float" office:value="4444.7" calcext:value-type="float">
            <text:p>4444,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0.7082" calcext:value-type="float">
            <text:p>80,7082</text:p>
          </table:table-cell>
          <table:table-cell office:value-type="float" office:value="2660.8" calcext:value-type="float">
            <text:p>2660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869" calcext:value-type="float">
            <text:p>168,869</text:p>
          </table:table-cell>
          <table:table-cell office:value-type="float" office:value="5086.75" calcext:value-type="float">
            <text:p>5086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063" calcext:value-type="float">
            <text:p>181,063</text:p>
          </table:table-cell>
          <table:table-cell office:value-type="float" office:value="4744.17" calcext:value-type="float">
            <text:p>4744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754" calcext:value-type="float">
            <text:p>169,754</text:p>
          </table:table-cell>
          <table:table-cell office:value-type="float" office:value="5060.21" calcext:value-type="float">
            <text:p>5060,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859" calcext:value-type="float">
            <text:p>167,859</text:p>
          </table:table-cell>
          <table:table-cell office:value-type="float" office:value="5117.35" calcext:value-type="float">
            <text:p>5117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496" calcext:value-type="float">
            <text:p>168,496</text:p>
          </table:table-cell>
          <table:table-cell office:value-type="float" office:value="5097.99" calcext:value-type="float">
            <text:p>5097,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835" calcext:value-type="float">
            <text:p>642,835</text:p>
          </table:table-cell>
          <table:table-cell office:value-type="float" office:value="5345.03" calcext:value-type="float">
            <text:p>5345,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75" calcext:value-type="float">
            <text:p>661,75</text:p>
          </table:table-cell>
          <table:table-cell office:value-type="float" office:value="5192.25" calcext:value-type="float">
            <text:p>5192,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891" calcext:value-type="float">
            <text:p>637,891</text:p>
          </table:table-cell>
          <table:table-cell office:value-type="float" office:value="5386.46" calcext:value-type="float">
            <text:p>5386,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584" calcext:value-type="float">
            <text:p>634,584</text:p>
          </table:table-cell>
          <table:table-cell office:value-type="float" office:value="5414.53" calcext:value-type="float">
            <text:p>5414,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3.67" calcext:value-type="float">
            <text:p>633,67</text:p>
          </table:table-cell>
          <table:table-cell office:value-type="float" office:value="5422.34" calcext:value-type="float">
            <text:p>5422,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5.4" calcext:value-type="float">
            <text:p>2505,4</text:p>
          </table:table-cell>
          <table:table-cell office:value-type="float" office:value="5485.71" calcext:value-type="float">
            <text:p>5485,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7.11" calcext:value-type="float">
            <text:p>2797,11</text:p>
          </table:table-cell>
          <table:table-cell office:value-type="float" office:value="4913.6" calcext:value-type="float">
            <text:p>4913,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6.38" calcext:value-type="float">
            <text:p>2476,38</text:p>
          </table:table-cell>
          <table:table-cell office:value-type="float" office:value="5549.99" calcext:value-type="float">
            <text:p>5549,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7.14" calcext:value-type="float">
            <text:p>2707,14</text:p>
          </table:table-cell>
          <table:table-cell office:value-type="float" office:value="5076.9" calcext:value-type="float">
            <text:p>5076,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6.25" calcext:value-type="float">
            <text:p>2476,25</text:p>
          </table:table-cell>
          <table:table-cell office:value-type="float" office:value="5550.29" calcext:value-type="float">
            <text:p>5550,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7.12" calcext:value-type="float">
            <text:p>9907,12</text:p>
          </table:table-cell>
          <table:table-cell office:value-type="float" office:value="5549.1" calcext:value-type="float">
            <text:p>5549,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9" calcext:value-type="float">
            <text:p>10749</text:p>
          </table:table-cell>
          <table:table-cell office:value-type="float" office:value="5114.48" calcext:value-type="float">
            <text:p>5114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85.61" calcext:value-type="float">
            <text:p>9785,61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8.1" calcext:value-type="float">
            <text:p>10248,1</text:p>
          </table:table-cell>
          <table:table-cell office:value-type="float" office:value="5364.49" calcext:value-type="float">
            <text:p>5364,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6.55" calcext:value-type="float">
            <text:p>9846,55</text:p>
          </table:table-cell>
          <table:table-cell office:value-type="float" office:value="5583.23" calcext:value-type="float">
            <text:p>5583,23</text:p>
          </table:table-cell>
        </table:table-row>
      </table:table>
      <table:table table:name="HIP unroll 6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8346" calcext:value-type="float">
            <text:p>24,8346</text:p>
          </table:table-cell>
          <table:table-cell office:value-type="float" office:value="8.44447" calcext:value-type="float">
            <text:p>8,444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4376" calcext:value-type="float">
            <text:p>1,14376</text:p>
          </table:table-cell>
          <table:table-cell office:value-type="float" office:value="183.357" calcext:value-type="float">
            <text:p>183,3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2968" calcext:value-type="float">
            <text:p>1,12968</text:p>
          </table:table-cell>
          <table:table-cell office:value-type="float" office:value="185.641" calcext:value-type="float">
            <text:p>185,6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267" calcext:value-type="float">
            <text:p>1,59267</text:p>
          </table:table-cell>
          <table:table-cell office:value-type="float" office:value="131.676" calcext:value-type="float">
            <text:p>131,67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1553" calcext:value-type="float">
            <text:p>2,61553</text:p>
          </table:table-cell>
          <table:table-cell office:value-type="float" office:value="80.1808" calcext:value-type="float">
            <text:p>80,18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2233" calcext:value-type="float">
            <text:p>2,22233</text:p>
          </table:table-cell>
          <table:table-cell office:value-type="float" office:value="377.47" calcext:value-type="float">
            <text:p>377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5565" calcext:value-type="float">
            <text:p>2,15565</text:p>
          </table:table-cell>
          <table:table-cell office:value-type="float" office:value="389.144" calcext:value-type="float">
            <text:p>389,1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2513" calcext:value-type="float">
            <text:p>2,12513</text:p>
          </table:table-cell>
          <table:table-cell office:value-type="float" office:value="394.733" calcext:value-type="float">
            <text:p>394,7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5362" calcext:value-type="float">
            <text:p>3,05362</text:p>
          </table:table-cell>
          <table:table-cell office:value-type="float" office:value="274.71" calcext:value-type="float">
            <text:p>274,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7979" calcext:value-type="float">
            <text:p>5,07979</text:p>
          </table:table-cell>
          <table:table-cell office:value-type="float" office:value="165.137" calcext:value-type="float">
            <text:p>165,1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2242" calcext:value-type="float">
            <text:p>4,32242</text:p>
          </table:table-cell>
          <table:table-cell office:value-type="float" office:value="776.288" calcext:value-type="float">
            <text:p>776,2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18967" calcext:value-type="float">
            <text:p>4,18967</text:p>
          </table:table-cell>
          <table:table-cell office:value-type="float" office:value="800.884" calcext:value-type="float">
            <text:p>800,8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2167" calcext:value-type="float">
            <text:p>4,12167</text:p>
          </table:table-cell>
          <table:table-cell office:value-type="float" office:value="814.098" calcext:value-type="float">
            <text:p>814,0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7627" calcext:value-type="float">
            <text:p>5,97627</text:p>
          </table:table-cell>
          <table:table-cell office:value-type="float" office:value="561.461" calcext:value-type="float">
            <text:p>561,4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279" calcext:value-type="float">
            <text:p>10,0279</text:p>
          </table:table-cell>
          <table:table-cell office:value-type="float" office:value="334.612" calcext:value-type="float">
            <text:p>334,6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2113" calcext:value-type="float">
            <text:p>8,52113</text:p>
          </table:table-cell>
          <table:table-cell office:value-type="float" office:value="1575.12" calcext:value-type="float">
            <text:p>1575,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30527" calcext:value-type="float">
            <text:p>8,30527</text:p>
          </table:table-cell>
          <table:table-cell office:value-type="float" office:value="1616.05" calcext:value-type="float">
            <text:p>1616,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15608" calcext:value-type="float">
            <text:p>8,15608</text:p>
          </table:table-cell>
          <table:table-cell office:value-type="float" office:value="1645.62" calcext:value-type="float">
            <text:p>1645,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62" calcext:value-type="float">
            <text:p>11,862</text:p>
          </table:table-cell>
          <table:table-cell office:value-type="float" office:value="1131.49" calcext:value-type="float">
            <text:p>1131,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9606" calcext:value-type="float">
            <text:p>19,9606</text:p>
          </table:table-cell>
          <table:table-cell office:value-type="float" office:value="672.413" calcext:value-type="float">
            <text:p>672,4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344" calcext:value-type="float">
            <text:p>17,0344</text:p>
          </table:table-cell>
          <table:table-cell office:value-type="float" office:value="3151.68" calcext:value-type="float">
            <text:p>3151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704" calcext:value-type="float">
            <text:p>24,1704</text:p>
          </table:table-cell>
          <table:table-cell office:value-type="float" office:value="2221.19" calcext:value-type="float">
            <text:p>2221,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873" calcext:value-type="float">
            <text:p>16,3873</text:p>
          </table:table-cell>
          <table:table-cell office:value-type="float" office:value="3276.15" calcext:value-type="float">
            <text:p>3276,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972" calcext:value-type="float">
            <text:p>23,7972</text:p>
          </table:table-cell>
          <table:table-cell office:value-type="float" office:value="2256.02" calcext:value-type="float">
            <text:p>2256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9881" calcext:value-type="float">
            <text:p>39,9881</text:p>
          </table:table-cell>
          <table:table-cell office:value-type="float" office:value="1342.58" calcext:value-type="float">
            <text:p>1342,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863" calcext:value-type="float">
            <text:p>49,7863</text:p>
          </table:table-cell>
          <table:table-cell office:value-type="float" office:value="4313.4" calcext:value-type="float">
            <text:p>4313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8903" calcext:value-type="float">
            <text:p>53,8903</text:p>
          </table:table-cell>
          <table:table-cell office:value-type="float" office:value="3984.91" calcext:value-type="float">
            <text:p>3984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539" calcext:value-type="float">
            <text:p>48,5539</text:p>
          </table:table-cell>
          <table:table-cell office:value-type="float" office:value="4422.88" calcext:value-type="float">
            <text:p>4422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458" calcext:value-type="float">
            <text:p>48,3458</text:p>
          </table:table-cell>
          <table:table-cell office:value-type="float" office:value="4441.93" calcext:value-type="float">
            <text:p>4441,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0.7548" calcext:value-type="float">
            <text:p>80,7548</text:p>
          </table:table-cell>
          <table:table-cell office:value-type="float" office:value="2659.26" calcext:value-type="float">
            <text:p>2659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901" calcext:value-type="float">
            <text:p>168,901</text:p>
          </table:table-cell>
          <table:table-cell office:value-type="float" office:value="5085.79" calcext:value-type="float">
            <text:p>5085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236" calcext:value-type="float">
            <text:p>181,236</text:p>
          </table:table-cell>
          <table:table-cell office:value-type="float" office:value="4739.64" calcext:value-type="float">
            <text:p>4739,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595" calcext:value-type="float">
            <text:p>169,595</text:p>
          </table:table-cell>
          <table:table-cell office:value-type="float" office:value="5064.97" calcext:value-type="float">
            <text:p>5064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946" calcext:value-type="float">
            <text:p>167,946</text:p>
          </table:table-cell>
          <table:table-cell office:value-type="float" office:value="5114.71" calcext:value-type="float">
            <text:p>5114,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819" calcext:value-type="float">
            <text:p>168,819</text:p>
          </table:table-cell>
          <table:table-cell office:value-type="float" office:value="5088.24" calcext:value-type="float">
            <text:p>5088,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294" calcext:value-type="float">
            <text:p>643,294</text:p>
          </table:table-cell>
          <table:table-cell office:value-type="float" office:value="5341.22" calcext:value-type="float">
            <text:p>5341,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2.113" calcext:value-type="float">
            <text:p>662,113</text:p>
          </table:table-cell>
          <table:table-cell office:value-type="float" office:value="5189.41" calcext:value-type="float">
            <text:p>5189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.202" calcext:value-type="float">
            <text:p>638,202</text:p>
          </table:table-cell>
          <table:table-cell office:value-type="float" office:value="5383.84" calcext:value-type="float">
            <text:p>5383,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74" calcext:value-type="float">
            <text:p>634,74</text:p>
          </table:table-cell>
          <table:table-cell office:value-type="float" office:value="5413.2" calcext:value-type="float">
            <text:p>5413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02" calcext:value-type="float">
            <text:p>634,02</text:p>
          </table:table-cell>
          <table:table-cell office:value-type="float" office:value="5419.35" calcext:value-type="float">
            <text:p>5419,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6.6" calcext:value-type="float">
            <text:p>2506,6</text:p>
          </table:table-cell>
          <table:table-cell office:value-type="float" office:value="5483.08" calcext:value-type="float">
            <text:p>5483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15.27" calcext:value-type="float">
            <text:p>2815,27</text:p>
          </table:table-cell>
          <table:table-cell office:value-type="float" office:value="4881.91" calcext:value-type="float">
            <text:p>4881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7.12" calcext:value-type="float">
            <text:p>2477,12</text:p>
          </table:table-cell>
          <table:table-cell office:value-type="float" office:value="5548.34" calcext:value-type="float">
            <text:p>5548,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7.63" calcext:value-type="float">
            <text:p>2707,63</text:p>
          </table:table-cell>
          <table:table-cell office:value-type="float" office:value="5075.99" calcext:value-type="float">
            <text:p>5075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7.26" calcext:value-type="float">
            <text:p>2477,26</text:p>
          </table:table-cell>
          <table:table-cell office:value-type="float" office:value="5548.02" calcext:value-type="float">
            <text:p>5548,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8.08" calcext:value-type="float">
            <text:p>9908,08</text:p>
          </table:table-cell>
          <table:table-cell office:value-type="float" office:value="5548.56" calcext:value-type="float">
            <text:p>5548,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20.9" calcext:value-type="float">
            <text:p>10720,9</text:p>
          </table:table-cell>
          <table:table-cell office:value-type="float" office:value="5127.89" calcext:value-type="float">
            <text:p>5127,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85.98" calcext:value-type="float">
            <text:p>9785,98</text:p>
          </table:table-cell>
          <table:table-cell office:value-type="float" office:value="5617.79" calcext:value-type="float">
            <text:p>5617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50.6" calcext:value-type="float">
            <text:p>10250,6</text:p>
          </table:table-cell>
          <table:table-cell office:value-type="float" office:value="5363.17" calcext:value-type="float">
            <text:p>5363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6.82" calcext:value-type="float">
            <text:p>9846,82</text:p>
          </table:table-cell>
          <table:table-cell office:value-type="float" office:value="5583.08" calcext:value-type="float">
            <text:p>5583,08</text:p>
          </table:table-cell>
        </table:table-row>
      </table:table>
      <table:table table:name="HIP unroll 12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0318" calcext:value-type="float">
            <text:p>24,0318</text:p>
          </table:table-cell>
          <table:table-cell office:value-type="float" office:value="8.72658" calcext:value-type="float">
            <text:p>8,726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4494" calcext:value-type="float">
            <text:p>1,14494</text:p>
          </table:table-cell>
          <table:table-cell office:value-type="float" office:value="183.167" calcext:value-type="float">
            <text:p>183,1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3028" calcext:value-type="float">
            <text:p>1,13028</text:p>
          </table:table-cell>
          <table:table-cell office:value-type="float" office:value="185.544" calcext:value-type="float">
            <text:p>185,5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267" calcext:value-type="float">
            <text:p>1,59267</text:p>
          </table:table-cell>
          <table:table-cell office:value-type="float" office:value="131.676" calcext:value-type="float">
            <text:p>131,67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139" calcext:value-type="float">
            <text:p>2,6139</text:p>
          </table:table-cell>
          <table:table-cell office:value-type="float" office:value="80.2308" calcext:value-type="float">
            <text:p>80,2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1995" calcext:value-type="float">
            <text:p>2,21995</text:p>
          </table:table-cell>
          <table:table-cell office:value-type="float" office:value="377.873" calcext:value-type="float">
            <text:p>377,8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5536" calcext:value-type="float">
            <text:p>2,15536</text:p>
          </table:table-cell>
          <table:table-cell office:value-type="float" office:value="389.198" calcext:value-type="float">
            <text:p>389,1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2321" calcext:value-type="float">
            <text:p>2,12321</text:p>
          </table:table-cell>
          <table:table-cell office:value-type="float" office:value="395.091" calcext:value-type="float">
            <text:p>395,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5273" calcext:value-type="float">
            <text:p>3,05273</text:p>
          </table:table-cell>
          <table:table-cell office:value-type="float" office:value="274.79" calcext:value-type="float">
            <text:p>274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792" calcext:value-type="float">
            <text:p>5,0792</text:p>
          </table:table-cell>
          <table:table-cell office:value-type="float" office:value="165.156" calcext:value-type="float">
            <text:p>165,1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2168" calcext:value-type="float">
            <text:p>4,32168</text:p>
          </table:table-cell>
          <table:table-cell office:value-type="float" office:value="776.421" calcext:value-type="float">
            <text:p>776,4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18864" calcext:value-type="float">
            <text:p>4,18864</text:p>
          </table:table-cell>
          <table:table-cell office:value-type="float" office:value="801.082" calcext:value-type="float">
            <text:p>801,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2167" calcext:value-type="float">
            <text:p>4,12167</text:p>
          </table:table-cell>
          <table:table-cell office:value-type="float" office:value="814.098" calcext:value-type="float">
            <text:p>814,0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7598" calcext:value-type="float">
            <text:p>5,97598</text:p>
          </table:table-cell>
          <table:table-cell office:value-type="float" office:value="561.488" calcext:value-type="float">
            <text:p>561,4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294" calcext:value-type="float">
            <text:p>10,0294</text:p>
          </table:table-cell>
          <table:table-cell office:value-type="float" office:value="334.562" calcext:value-type="float">
            <text:p>334,5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1328" calcext:value-type="float">
            <text:p>8,51328</text:p>
          </table:table-cell>
          <table:table-cell office:value-type="float" office:value="1576.57" calcext:value-type="float">
            <text:p>1576,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30038" calcext:value-type="float">
            <text:p>8,30038</text:p>
          </table:table-cell>
          <table:table-cell office:value-type="float" office:value="1617.01" calcext:value-type="float">
            <text:p>1617,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15889" calcext:value-type="float">
            <text:p>8,15889</text:p>
          </table:table-cell>
          <table:table-cell office:value-type="float" office:value="1645.05" calcext:value-type="float">
            <text:p>1645,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614" calcext:value-type="float">
            <text:p>11,8614</text:p>
          </table:table-cell>
          <table:table-cell office:value-type="float" office:value="1131.55" calcext:value-type="float">
            <text:p>1131,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9603" calcext:value-type="float">
            <text:p>19,9603</text:p>
          </table:table-cell>
          <table:table-cell office:value-type="float" office:value="672.423" calcext:value-type="float">
            <text:p>672,4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463" calcext:value-type="float">
            <text:p>17,0463</text:p>
          </table:table-cell>
          <table:table-cell office:value-type="float" office:value="3149.49" calcext:value-type="float">
            <text:p>3149,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792" calcext:value-type="float">
            <text:p>24,1792</text:p>
          </table:table-cell>
          <table:table-cell office:value-type="float" office:value="2220.38" calcext:value-type="float">
            <text:p>2220,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888" calcext:value-type="float">
            <text:p>16,3888</text:p>
          </table:table-cell>
          <table:table-cell office:value-type="float" office:value="3275.85" calcext:value-type="float">
            <text:p>3275,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915" calcext:value-type="float">
            <text:p>23,7915</text:p>
          </table:table-cell>
          <table:table-cell office:value-type="float" office:value="2256.57" calcext:value-type="float">
            <text:p>2256,5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9784" calcext:value-type="float">
            <text:p>39,9784</text:p>
          </table:table-cell>
          <table:table-cell office:value-type="float" office:value="1342.9" calcext:value-type="float">
            <text:p>1342,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799" calcext:value-type="float">
            <text:p>49,7799</text:p>
          </table:table-cell>
          <table:table-cell office:value-type="float" office:value="4313.95" calcext:value-type="float">
            <text:p>4313,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8804" calcext:value-type="float">
            <text:p>53,8804</text:p>
          </table:table-cell>
          <table:table-cell office:value-type="float" office:value="3985.65" calcext:value-type="float">
            <text:p>3985,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492" calcext:value-type="float">
            <text:p>48,5492</text:p>
          </table:table-cell>
          <table:table-cell office:value-type="float" office:value="4423.31" calcext:value-type="float">
            <text:p>4423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443" calcext:value-type="float">
            <text:p>48,3443</text:p>
          </table:table-cell>
          <table:table-cell office:value-type="float" office:value="4442.06" calcext:value-type="float">
            <text:p>4442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0.7399" calcext:value-type="float">
            <text:p>80,7399</text:p>
          </table:table-cell>
          <table:table-cell office:value-type="float" office:value="2659.76" calcext:value-type="float">
            <text:p>2659,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949" calcext:value-type="float">
            <text:p>168,949</text:p>
          </table:table-cell>
          <table:table-cell office:value-type="float" office:value="5084.33" calcext:value-type="float">
            <text:p>5084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213" calcext:value-type="float">
            <text:p>181,213</text:p>
          </table:table-cell>
          <table:table-cell office:value-type="float" office:value="4740.25" calcext:value-type="float">
            <text:p>4740,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514" calcext:value-type="float">
            <text:p>169,514</text:p>
          </table:table-cell>
          <table:table-cell office:value-type="float" office:value="5067.39" calcext:value-type="float">
            <text:p>5067,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875" calcext:value-type="float">
            <text:p>167,875</text:p>
          </table:table-cell>
          <table:table-cell office:value-type="float" office:value="5116.88" calcext:value-type="float">
            <text:p>5116,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844" calcext:value-type="float">
            <text:p>168,844</text:p>
          </table:table-cell>
          <table:table-cell office:value-type="float" office:value="5087.5" calcext:value-type="float">
            <text:p>5087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273" calcext:value-type="float">
            <text:p>643,273</text:p>
          </table:table-cell>
          <table:table-cell office:value-type="float" office:value="5341.4" calcext:value-type="float">
            <text:p>5341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2.05" calcext:value-type="float">
            <text:p>662,05</text:p>
          </table:table-cell>
          <table:table-cell office:value-type="float" office:value="5189.9" calcext:value-type="float">
            <text:p>5189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.272" calcext:value-type="float">
            <text:p>638,272</text:p>
          </table:table-cell>
          <table:table-cell office:value-type="float" office:value="5383.25" calcext:value-type="float">
            <text:p>5383,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704" calcext:value-type="float">
            <text:p>634,704</text:p>
          </table:table-cell>
          <table:table-cell office:value-type="float" office:value="5413.5" calcext:value-type="float">
            <text:p>5413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3.864" calcext:value-type="float">
            <text:p>633,864</text:p>
          </table:table-cell>
          <table:table-cell office:value-type="float" office:value="5420.68" calcext:value-type="float">
            <text:p>5420,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5.74" calcext:value-type="float">
            <text:p>2505,74</text:p>
          </table:table-cell>
          <table:table-cell office:value-type="float" office:value="5484.96" calcext:value-type="float">
            <text:p>5484,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20.66" calcext:value-type="float">
            <text:p>2820,66</text:p>
          </table:table-cell>
          <table:table-cell office:value-type="float" office:value="4872.58" calcext:value-type="float">
            <text:p>4872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5.93" calcext:value-type="float">
            <text:p>2475,93</text:p>
          </table:table-cell>
          <table:table-cell office:value-type="float" office:value="5551.01" calcext:value-type="float">
            <text:p>5551,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7.54" calcext:value-type="float">
            <text:p>2707,54</text:p>
          </table:table-cell>
          <table:table-cell office:value-type="float" office:value="5076.17" calcext:value-type="float">
            <text:p>5076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6.63" calcext:value-type="float">
            <text:p>2476,63</text:p>
          </table:table-cell>
          <table:table-cell office:value-type="float" office:value="5549.43" calcext:value-type="float">
            <text:p>5549,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5.79" calcext:value-type="float">
            <text:p>9905,79</text:p>
          </table:table-cell>
          <table:table-cell office:value-type="float" office:value="5549.84" calcext:value-type="float">
            <text:p>5549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1.5" calcext:value-type="float">
            <text:p>10741,5</text:p>
          </table:table-cell>
          <table:table-cell office:value-type="float" office:value="5118.04" calcext:value-type="float">
            <text:p>5118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82.22" calcext:value-type="float">
            <text:p>9782,22</text:p>
          </table:table-cell>
          <table:table-cell office:value-type="float" office:value="5619.95" calcext:value-type="float">
            <text:p>5619,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51.6" calcext:value-type="float">
            <text:p>10251,6</text:p>
          </table:table-cell>
          <table:table-cell office:value-type="float" office:value="5362.66" calcext:value-type="float">
            <text:p>5362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4.51" calcext:value-type="float">
            <text:p>9844,51</text:p>
          </table:table-cell>
          <table:table-cell office:value-type="float" office:value="5584.39" calcext:value-type="float">
            <text:p>5584,39</text:p>
          </table:table-cell>
        </table:table-row>
      </table:table>
      <table:table table:name="HIP unroll 25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0882" calcext:value-type="float">
            <text:p>24,0882</text:p>
          </table:table-cell>
          <table:table-cell office:value-type="float" office:value="8.70613" calcext:value-type="float">
            <text:p>8,706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4494" calcext:value-type="float">
            <text:p>1,14494</text:p>
          </table:table-cell>
          <table:table-cell office:value-type="float" office:value="183.167" calcext:value-type="float">
            <text:p>183,1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2968" calcext:value-type="float">
            <text:p>1,12968</text:p>
          </table:table-cell>
          <table:table-cell office:value-type="float" office:value="185.641" calcext:value-type="float">
            <text:p>185,6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9163" calcext:value-type="float">
            <text:p>1,59163</text:p>
          </table:table-cell>
          <table:table-cell office:value-type="float" office:value="131.761" calcext:value-type="float">
            <text:p>131,761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1079" calcext:value-type="float">
            <text:p>2,61079</text:p>
          </table:table-cell>
          <table:table-cell office:value-type="float" office:value="80.3264" calcext:value-type="float">
            <text:p>80,3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21758" calcext:value-type="float">
            <text:p>2,21758</text:p>
          </table:table-cell>
          <table:table-cell office:value-type="float" office:value="378.277" calcext:value-type="float">
            <text:p>378,2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15388" calcext:value-type="float">
            <text:p>2,15388</text:p>
          </table:table-cell>
          <table:table-cell office:value-type="float" office:value="389.466" calcext:value-type="float">
            <text:p>389,4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2247" calcext:value-type="float">
            <text:p>2,12247</text:p>
          </table:table-cell>
          <table:table-cell office:value-type="float" office:value="395.229" calcext:value-type="float">
            <text:p>395,2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514" calcext:value-type="float">
            <text:p>3,0514</text:p>
          </table:table-cell>
          <table:table-cell office:value-type="float" office:value="274.91" calcext:value-type="float">
            <text:p>274,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7312" calcext:value-type="float">
            <text:p>5,07312</text:p>
          </table:table-cell>
          <table:table-cell office:value-type="float" office:value="165.354" calcext:value-type="float">
            <text:p>165,3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31472" calcext:value-type="float">
            <text:p>4,31472</text:p>
          </table:table-cell>
          <table:table-cell office:value-type="float" office:value="777.674" calcext:value-type="float">
            <text:p>777,6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18405" calcext:value-type="float">
            <text:p>4,18405</text:p>
          </table:table-cell>
          <table:table-cell office:value-type="float" office:value="801.961" calcext:value-type="float">
            <text:p>801,9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2064" calcext:value-type="float">
            <text:p>4,12064</text:p>
          </table:table-cell>
          <table:table-cell office:value-type="float" office:value="814.302" calcext:value-type="float">
            <text:p>814,3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97346" calcext:value-type="float">
            <text:p>5,97346</text:p>
          </table:table-cell>
          <table:table-cell office:value-type="float" office:value="561.725" calcext:value-type="float">
            <text:p>561,7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0222" calcext:value-type="float">
            <text:p>10,0222</text:p>
          </table:table-cell>
          <table:table-cell office:value-type="float" office:value="334.8" calcext:value-type="float">
            <text:p>334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5118" calcext:value-type="float">
            <text:p>8,5118</text:p>
          </table:table-cell>
          <table:table-cell office:value-type="float" office:value="1576.84" calcext:value-type="float">
            <text:p>1576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30068" calcext:value-type="float">
            <text:p>8,30068</text:p>
          </table:table-cell>
          <table:table-cell office:value-type="float" office:value="1616.95" calcext:value-type="float">
            <text:p>1616,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15104" calcext:value-type="float">
            <text:p>8,15104</text:p>
          </table:table-cell>
          <table:table-cell office:value-type="float" office:value="1646.63" calcext:value-type="float">
            <text:p>1646,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8548" calcext:value-type="float">
            <text:p>11,8548</text:p>
          </table:table-cell>
          <table:table-cell office:value-type="float" office:value="1132.18" calcext:value-type="float">
            <text:p>1132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9467" calcext:value-type="float">
            <text:p>19,9467</text:p>
          </table:table-cell>
          <table:table-cell office:value-type="float" office:value="672.882" calcext:value-type="float">
            <text:p>672,8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18" calcext:value-type="float">
            <text:p>17,018</text:p>
          </table:table-cell>
          <table:table-cell office:value-type="float" office:value="3154.73" calcext:value-type="float">
            <text:p>3154,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1524" calcext:value-type="float">
            <text:p>24,1524</text:p>
          </table:table-cell>
          <table:table-cell office:value-type="float" office:value="2222.85" calcext:value-type="float">
            <text:p>2222,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6.3785" calcext:value-type="float">
            <text:p>16,3785</text:p>
          </table:table-cell>
          <table:table-cell office:value-type="float" office:value="3277.89" calcext:value-type="float">
            <text:p>3277,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7765" calcext:value-type="float">
            <text:p>23,7765</text:p>
          </table:table-cell>
          <table:table-cell office:value-type="float" office:value="2257.99" calcext:value-type="float">
            <text:p>2257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9546" calcext:value-type="float">
            <text:p>39,9546</text:p>
          </table:table-cell>
          <table:table-cell office:value-type="float" office:value="1343.7" calcext:value-type="float">
            <text:p>1343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503" calcext:value-type="float">
            <text:p>49,7503</text:p>
          </table:table-cell>
          <table:table-cell office:value-type="float" office:value="4316.52" calcext:value-type="float">
            <text:p>4316,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8483" calcext:value-type="float">
            <text:p>53,8483</text:p>
          </table:table-cell>
          <table:table-cell office:value-type="float" office:value="3988.03" calcext:value-type="float">
            <text:p>3988,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163" calcext:value-type="float">
            <text:p>48,5163</text:p>
          </table:table-cell>
          <table:table-cell office:value-type="float" office:value="4426.31" calcext:value-type="float">
            <text:p>4426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8.3037" calcext:value-type="float">
            <text:p>48,3037</text:p>
          </table:table-cell>
          <table:table-cell office:value-type="float" office:value="4445.79" calcext:value-type="float">
            <text:p>4445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0.684" calcext:value-type="float">
            <text:p>80,684</text:p>
          </table:table-cell>
          <table:table-cell office:value-type="float" office:value="2661.6" calcext:value-type="float">
            <text:p>2661,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845" calcext:value-type="float">
            <text:p>168,845</text:p>
          </table:table-cell>
          <table:table-cell office:value-type="float" office:value="5087.48" calcext:value-type="float">
            <text:p>5087,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0.964" calcext:value-type="float">
            <text:p>180,964</text:p>
          </table:table-cell>
          <table:table-cell office:value-type="float" office:value="4746.77" calcext:value-type="float">
            <text:p>4746,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783" calcext:value-type="float">
            <text:p>169,783</text:p>
          </table:table-cell>
          <table:table-cell office:value-type="float" office:value="5059.36" calcext:value-type="float">
            <text:p>5059,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818" calcext:value-type="float">
            <text:p>167,818</text:p>
          </table:table-cell>
          <table:table-cell office:value-type="float" office:value="5118.59" calcext:value-type="float">
            <text:p>5118,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516" calcext:value-type="float">
            <text:p>168,516</text:p>
          </table:table-cell>
          <table:table-cell office:value-type="float" office:value="5097.39" calcext:value-type="float">
            <text:p>5097,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468" calcext:value-type="float">
            <text:p>642,468</text:p>
          </table:table-cell>
          <table:table-cell office:value-type="float" office:value="5348.08" calcext:value-type="float">
            <text:p>5348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433" calcext:value-type="float">
            <text:p>661,433</text:p>
          </table:table-cell>
          <table:table-cell office:value-type="float" office:value="5194.74" calcext:value-type="float">
            <text:p>5194,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596" calcext:value-type="float">
            <text:p>637,596</text:p>
          </table:table-cell>
          <table:table-cell office:value-type="float" office:value="5388.95" calcext:value-type="float">
            <text:p>5388,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313" calcext:value-type="float">
            <text:p>634,313</text:p>
          </table:table-cell>
          <table:table-cell office:value-type="float" office:value="5416.84" calcext:value-type="float">
            <text:p>5416,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3.557" calcext:value-type="float">
            <text:p>633,557</text:p>
          </table:table-cell>
          <table:table-cell office:value-type="float" office:value="5423.31" calcext:value-type="float">
            <text:p>5423,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4.64" calcext:value-type="float">
            <text:p>2504,64</text:p>
          </table:table-cell>
          <table:table-cell office:value-type="float" office:value="5487.37" calcext:value-type="float">
            <text:p>5487,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09.82" calcext:value-type="float">
            <text:p>2809,82</text:p>
          </table:table-cell>
          <table:table-cell office:value-type="float" office:value="4891.37" calcext:value-type="float">
            <text:p>4891,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5.07" calcext:value-type="float">
            <text:p>2475,07</text:p>
          </table:table-cell>
          <table:table-cell office:value-type="float" office:value="5552.93" calcext:value-type="float">
            <text:p>5552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6.4" calcext:value-type="float">
            <text:p>2706,4</text:p>
          </table:table-cell>
          <table:table-cell office:value-type="float" office:value="5078.3" calcext:value-type="float">
            <text:p>5078,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5.99" calcext:value-type="float">
            <text:p>2475,99</text:p>
          </table:table-cell>
          <table:table-cell office:value-type="float" office:value="5550.87" calcext:value-type="float">
            <text:p>5550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04.35" calcext:value-type="float">
            <text:p>9904,35</text:p>
          </table:table-cell>
          <table:table-cell office:value-type="float" office:value="5550.65" calcext:value-type="float">
            <text:p>5550,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9.8" calcext:value-type="float">
            <text:p>10749,8</text:p>
          </table:table-cell>
          <table:table-cell office:value-type="float" office:value="5114.13" calcext:value-type="float">
            <text:p>5114,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80.81" calcext:value-type="float">
            <text:p>9780,81</text:p>
          </table:table-cell>
          <table:table-cell office:value-type="float" office:value="5620.76" calcext:value-type="float">
            <text:p>5620,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6.2" calcext:value-type="float">
            <text:p>10246,2</text:p>
          </table:table-cell>
          <table:table-cell office:value-type="float" office:value="5365.44" calcext:value-type="float">
            <text:p>5365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4.56" calcext:value-type="float">
            <text:p>9844,56</text:p>
          </table:table-cell>
          <table:table-cell office:value-type="float" office:value="5584.36" calcext:value-type="float">
            <text:p>5584,36</text:p>
          </table:table-cell>
        </table:table-row>
      </table:table>
      <table:table table:name="HIP unroll 51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4.9854" calcext:value-type="float">
            <text:p>24,9854</text:p>
          </table:table-cell>
          <table:table-cell office:value-type="float" office:value="8.39349" calcext:value-type="float">
            <text:p>8,393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02583" calcext:value-type="float">
            <text:p>1,02583</text:p>
          </table:table-cell>
          <table:table-cell office:value-type="float" office:value="204.436" calcext:value-type="float">
            <text:p>204,4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0119" calcext:value-type="float">
            <text:p>1,0119</text:p>
          </table:table-cell>
          <table:table-cell office:value-type="float" office:value="207.249" calcext:value-type="float">
            <text:p>207,2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51948" calcext:value-type="float">
            <text:p>1,51948</text:p>
          </table:table-cell>
          <table:table-cell office:value-type="float" office:value="138.018" calcext:value-type="float">
            <text:p>138,01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69361" calcext:value-type="float">
            <text:p>2,69361</text:p>
          </table:table-cell>
          <table:table-cell office:value-type="float" office:value="77.8567" calcext:value-type="float">
            <text:p>77,85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98779" calcext:value-type="float">
            <text:p>1,98779</text:p>
          </table:table-cell>
          <table:table-cell office:value-type="float" office:value="422.006" calcext:value-type="float">
            <text:p>422,0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92157" calcext:value-type="float">
            <text:p>1,92157</text:p>
          </table:table-cell>
          <table:table-cell office:value-type="float" office:value="436.55" calcext:value-type="float">
            <text:p>436,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88898" calcext:value-type="float">
            <text:p>1,88898</text:p>
          </table:table-cell>
          <table:table-cell office:value-type="float" office:value="444.082" calcext:value-type="float">
            <text:p>444,0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90784" calcext:value-type="float">
            <text:p>2,90784</text:p>
          </table:table-cell>
          <table:table-cell office:value-type="float" office:value="288.483" calcext:value-type="float">
            <text:p>288,4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23817" calcext:value-type="float">
            <text:p>5,23817</text:p>
          </table:table-cell>
          <table:table-cell office:value-type="float" office:value="160.144" calcext:value-type="float">
            <text:p>160,1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85233" calcext:value-type="float">
            <text:p>3,85233</text:p>
          </table:table-cell>
          <table:table-cell office:value-type="float" office:value="871.017" calcext:value-type="float">
            <text:p>871,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71943" calcext:value-type="float">
            <text:p>3,71943</text:p>
          </table:table-cell>
          <table:table-cell office:value-type="float" office:value="902.139" calcext:value-type="float">
            <text:p>902,1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65158" calcext:value-type="float">
            <text:p>3,65158</text:p>
          </table:table-cell>
          <table:table-cell office:value-type="float" office:value="918.903" calcext:value-type="float">
            <text:p>918,9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68856" calcext:value-type="float">
            <text:p>5,68856</text:p>
          </table:table-cell>
          <table:table-cell office:value-type="float" office:value="589.858" calcext:value-type="float">
            <text:p>589,8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3535" calcext:value-type="float">
            <text:p>10,3535</text:p>
          </table:table-cell>
          <table:table-cell office:value-type="float" office:value="324.087" calcext:value-type="float">
            <text:p>324,0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58346" calcext:value-type="float">
            <text:p>7,58346</text:p>
          </table:table-cell>
          <table:table-cell office:value-type="float" office:value="1769.87" calcext:value-type="float">
            <text:p>1769,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35827" calcext:value-type="float">
            <text:p>7,35827</text:p>
          </table:table-cell>
          <table:table-cell office:value-type="float" office:value="1824.04" calcext:value-type="float">
            <text:p>1824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7.21796" calcext:value-type="float">
            <text:p>7,21796</text:p>
          </table:table-cell>
          <table:table-cell office:value-type="float" office:value="1859.5" calcext:value-type="float">
            <text:p>1859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2944" calcext:value-type="float">
            <text:p>11,2944</text:p>
          </table:table-cell>
          <table:table-cell office:value-type="float" office:value="1188.35" calcext:value-type="float">
            <text:p>1188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6167" calcext:value-type="float">
            <text:p>20,6167</text:p>
          </table:table-cell>
          <table:table-cell office:value-type="float" office:value="651.016" calcext:value-type="float">
            <text:p>651,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5.1763" calcext:value-type="float">
            <text:p>15,1763</text:p>
          </table:table-cell>
          <table:table-cell office:value-type="float" office:value="3537.57" calcext:value-type="float">
            <text:p>3537,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3.0465" calcext:value-type="float">
            <text:p>23,0465</text:p>
          </table:table-cell>
          <table:table-cell office:value-type="float" office:value="2329.51" calcext:value-type="float">
            <text:p>2329,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4.5179" calcext:value-type="float">
            <text:p>14,5179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2.6695" calcext:value-type="float">
            <text:p>22,6695</text:p>
          </table:table-cell>
          <table:table-cell office:value-type="float" office:value="2368.25" calcext:value-type="float">
            <text:p>2368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1.3164" calcext:value-type="float">
            <text:p>41,3164</text:p>
          </table:table-cell>
          <table:table-cell office:value-type="float" office:value="1299.41" calcext:value-type="float">
            <text:p>1299,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7.7107" calcext:value-type="float">
            <text:p>47,7107</text:p>
          </table:table-cell>
          <table:table-cell office:value-type="float" office:value="4501.06" calcext:value-type="float">
            <text:p>4501,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2.4078" calcext:value-type="float">
            <text:p>52,4078</text:p>
          </table:table-cell>
          <table:table-cell office:value-type="float" office:value="4097.64" calcext:value-type="float">
            <text:p>4097,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6.4518" calcext:value-type="float">
            <text:p>46,4518</text:p>
          </table:table-cell>
          <table:table-cell office:value-type="float" office:value="4623.04" calcext:value-type="float">
            <text:p>4623,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6.142" calcext:value-type="float">
            <text:p>46,142</text:p>
          </table:table-cell>
          <table:table-cell office:value-type="float" office:value="4654.08" calcext:value-type="float">
            <text:p>4654,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3.4846" calcext:value-type="float">
            <text:p>83,4846</text:p>
          </table:table-cell>
          <table:table-cell office:value-type="float" office:value="2572.31" calcext:value-type="float">
            <text:p>2572,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048" calcext:value-type="float">
            <text:p>176,048</text:p>
          </table:table-cell>
          <table:table-cell office:value-type="float" office:value="4879.32" calcext:value-type="float">
            <text:p>4879,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7.423" calcext:value-type="float">
            <text:p>187,423</text:p>
          </table:table-cell>
          <table:table-cell office:value-type="float" office:value="4583.18" calcext:value-type="float">
            <text:p>4583,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54" calcext:value-type="float">
            <text:p>176,54</text:p>
          </table:table-cell>
          <table:table-cell office:value-type="float" office:value="4865.72" calcext:value-type="float">
            <text:p>4865,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74.079" calcext:value-type="float">
            <text:p>174,079</text:p>
          </table:table-cell>
          <table:table-cell office:value-type="float" office:value="4934.51" calcext:value-type="float">
            <text:p>4934,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5.678" calcext:value-type="float">
            <text:p>175,678</text:p>
          </table:table-cell>
          <table:table-cell office:value-type="float" office:value="4889.6" calcext:value-type="float">
            <text:p>4889,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8.859" calcext:value-type="float">
            <text:p>688,859</text:p>
          </table:table-cell>
          <table:table-cell office:value-type="float" office:value="4987.92" calcext:value-type="float">
            <text:p>4987,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7.001" calcext:value-type="float">
            <text:p>707,001</text:p>
          </table:table-cell>
          <table:table-cell office:value-type="float" office:value="4859.93" calcext:value-type="float">
            <text:p>4859,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3.384" calcext:value-type="float">
            <text:p>683,384</text:p>
          </table:table-cell>
          <table:table-cell office:value-type="float" office:value="5027.88" calcext:value-type="float">
            <text:p>5027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8.707" calcext:value-type="float">
            <text:p>678,707</text:p>
          </table:table-cell>
          <table:table-cell office:value-type="float" office:value="5062.53" calcext:value-type="float">
            <text:p>5062,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0.328" calcext:value-type="float">
            <text:p>680,328</text:p>
          </table:table-cell>
          <table:table-cell office:value-type="float" office:value="5050.47" calcext:value-type="float">
            <text:p>5050,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6.07" calcext:value-type="float">
            <text:p>2726,07</text:p>
          </table:table-cell>
          <table:table-cell office:value-type="float" office:value="5041.66" calcext:value-type="float">
            <text:p>5041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5.48" calcext:value-type="float">
            <text:p>3015,48</text:p>
          </table:table-cell>
          <table:table-cell office:value-type="float" office:value="4557.78" calcext:value-type="float">
            <text:p>4557,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4.44" calcext:value-type="float">
            <text:p>2694,44</text:p>
          </table:table-cell>
          <table:table-cell office:value-type="float" office:value="5100.84" calcext:value-type="float">
            <text:p>5100,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0.26" calcext:value-type="float">
            <text:p>2680,26</text:p>
          </table:table-cell>
          <table:table-cell office:value-type="float" office:value="5127.81" calcext:value-type="float">
            <text:p>5127,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5.6" calcext:value-type="float">
            <text:p>2685,6</text:p>
          </table:table-cell>
          <table:table-cell office:value-type="float" office:value="5117.63" calcext:value-type="float">
            <text:p>5117,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60.8" calcext:value-type="float">
            <text:p>10860,8</text:p>
          </table:table-cell>
          <table:table-cell office:value-type="float" office:value="5061.81" calcext:value-type="float">
            <text:p>5061,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5.3" calcext:value-type="float">
            <text:p>11615,3</text:p>
          </table:table-cell>
          <table:table-cell office:value-type="float" office:value="4733.04" calcext:value-type="float">
            <text:p>4733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1" calcext:value-type="float">
            <text:p>10741</text:p>
          </table:table-cell>
          <table:table-cell office:value-type="float" office:value="5118.3" calcext:value-type="float">
            <text:p>5118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699.9" calcext:value-type="float">
            <text:p>10699,9</text:p>
          </table:table-cell>
          <table:table-cell office:value-type="float" office:value="5137.95" calcext:value-type="float">
            <text:p>5137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25.7" calcext:value-type="float">
            <text:p>10725,7</text:p>
          </table:table-cell>
          <table:table-cell office:value-type="float" office:value="5125.57" calcext:value-type="float">
            <text:p>5125,57</text:p>
          </table:table-cell>
        </table:table-row>
      </table:table>
      <table:table table:name="HC unroll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8025" calcext:value-type="float">
            <text:p>2,8025</text:p>
          </table:table-cell>
          <table:table-cell office:value-type="float" office:value="299.326" calcext:value-type="float">
            <text:p>299,3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68635" calcext:value-type="float">
            <text:p>2,68635</text:p>
          </table:table-cell>
          <table:table-cell office:value-type="float" office:value="312.268" calcext:value-type="float">
            <text:p>312,2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6499" calcext:value-type="float">
            <text:p>2,6499</text:p>
          </table:table-cell>
          <table:table-cell office:value-type="float" office:value="316.563" calcext:value-type="float">
            <text:p>316,5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9216" calcext:value-type="float">
            <text:p>3,49216</text:p>
          </table:table-cell>
          <table:table-cell office:value-type="float" office:value="240.212" calcext:value-type="float">
            <text:p>240,2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6.10932" calcext:value-type="float">
            <text:p>6,10932</text:p>
          </table:table-cell>
          <table:table-cell office:value-type="float" office:value="137.308" calcext:value-type="float">
            <text:p>137,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34662" calcext:value-type="float">
            <text:p>5,34662</text:p>
          </table:table-cell>
          <table:table-cell office:value-type="float" office:value="627.582" calcext:value-type="float">
            <text:p>627,5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.16513" calcext:value-type="float">
            <text:p>5,16513</text:p>
          </table:table-cell>
          <table:table-cell office:value-type="float" office:value="649.633" calcext:value-type="float">
            <text:p>649,6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.0715" calcext:value-type="float">
            <text:p>5,0715</text:p>
          </table:table-cell>
          <table:table-cell office:value-type="float" office:value="661.628" calcext:value-type="float">
            <text:p>661,6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98226" calcext:value-type="float">
            <text:p>6,98226</text:p>
          </table:table-cell>
          <table:table-cell office:value-type="float" office:value="480.567" calcext:value-type="float">
            <text:p>480,5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2.6741" calcext:value-type="float">
            <text:p>12,6741</text:p>
          </table:table-cell>
          <table:table-cell office:value-type="float" office:value="264.748" calcext:value-type="float">
            <text:p>264,7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8712" calcext:value-type="float">
            <text:p>10,8712</text:p>
          </table:table-cell>
          <table:table-cell office:value-type="float" office:value="1234.62" calcext:value-type="float">
            <text:p>1234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655" calcext:value-type="float">
            <text:p>10,655</text:p>
          </table:table-cell>
          <table:table-cell office:value-type="float" office:value="1259.67" calcext:value-type="float">
            <text:p>1259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.6359" calcext:value-type="float">
            <text:p>10,6359</text:p>
          </table:table-cell>
          <table:table-cell office:value-type="float" office:value="1261.93" calcext:value-type="float">
            <text:p>1261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4.0127" calcext:value-type="float">
            <text:p>14,0127</text:p>
          </table:table-cell>
          <table:table-cell office:value-type="float" office:value="957.832" calcext:value-type="float">
            <text:p>957,8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4.4751" calcext:value-type="float">
            <text:p>24,4751</text:p>
          </table:table-cell>
          <table:table-cell office:value-type="float" office:value="548.385" calcext:value-type="float">
            <text:p>548,3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1.2383" calcext:value-type="float">
            <text:p>21,2383</text:p>
          </table:table-cell>
          <table:table-cell office:value-type="float" office:value="2527.84" calcext:value-type="float">
            <text:p>2527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7.1968" calcext:value-type="float">
            <text:p>27,1968</text:p>
          </table:table-cell>
          <table:table-cell office:value-type="float" office:value="1974.02" calcext:value-type="float">
            <text:p>1974,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0.6361" calcext:value-type="float">
            <text:p>20,6361</text:p>
          </table:table-cell>
          <table:table-cell office:value-type="float" office:value="2601.61" calcext:value-type="float">
            <text:p>2601,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7.4392" calcext:value-type="float">
            <text:p>27,4392</text:p>
          </table:table-cell>
          <table:table-cell office:value-type="float" office:value="1956.58" calcext:value-type="float">
            <text:p>1956,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8.4955" calcext:value-type="float">
            <text:p>48,4955</text:p>
          </table:table-cell>
          <table:table-cell office:value-type="float" office:value="1107.05" calcext:value-type="float">
            <text:p>1107,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6.8382" calcext:value-type="float">
            <text:p>56,8382</text:p>
          </table:table-cell>
          <table:table-cell office:value-type="float" office:value="3778.24" calcext:value-type="float">
            <text:p>3778,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9.9825" calcext:value-type="float">
            <text:p>59,9825</text:p>
          </table:table-cell>
          <table:table-cell office:value-type="float" office:value="3580.18" calcext:value-type="float">
            <text:p>3580,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5.1786" calcext:value-type="float">
            <text:p>55,1786</text:p>
          </table:table-cell>
          <table:table-cell office:value-type="float" office:value="3891.88" calcext:value-type="float">
            <text:p>3891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4.9882" calcext:value-type="float">
            <text:p>54,9882</text:p>
          </table:table-cell>
          <table:table-cell office:value-type="float" office:value="3905.35" calcext:value-type="float">
            <text:p>3905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97.0333" calcext:value-type="float">
            <text:p>97,0333</text:p>
          </table:table-cell>
          <table:table-cell office:value-type="float" office:value="2213.14" calcext:value-type="float">
            <text:p>2213,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01.955" calcext:value-type="float">
            <text:p>201,955</text:p>
          </table:table-cell>
          <table:table-cell office:value-type="float" office:value="4253.39" calcext:value-type="float">
            <text:p>4253,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10.102" calcext:value-type="float">
            <text:p>210,102</text:p>
          </table:table-cell>
          <table:table-cell office:value-type="float" office:value="4088.46" calcext:value-type="float">
            <text:p>4088,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200.803" calcext:value-type="float">
            <text:p>200,803</text:p>
          </table:table-cell>
          <table:table-cell office:value-type="float" office:value="4277.78" calcext:value-type="float">
            <text:p>4277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95.278" calcext:value-type="float">
            <text:p>195,278</text:p>
          </table:table-cell>
          <table:table-cell office:value-type="float" office:value="4398.83" calcext:value-type="float">
            <text:p>4398,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9.634" calcext:value-type="float">
            <text:p>199,634</text:p>
          </table:table-cell>
          <table:table-cell office:value-type="float" office:value="4302.83" calcext:value-type="float">
            <text:p>4302,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8.766" calcext:value-type="float">
            <text:p>768,766</text:p>
          </table:table-cell>
          <table:table-cell office:value-type="float" office:value="4469.46" calcext:value-type="float">
            <text:p>4469,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2.158" calcext:value-type="float">
            <text:p>782,158</text:p>
          </table:table-cell>
          <table:table-cell office:value-type="float" office:value="4392.94" calcext:value-type="float">
            <text:p>4392,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1.646" calcext:value-type="float">
            <text:p>761,646</text:p>
          </table:table-cell>
          <table:table-cell office:value-type="float" office:value="4511.25" calcext:value-type="float">
            <text:p>4511,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49.774" calcext:value-type="float">
            <text:p>749,774</text:p>
          </table:table-cell>
          <table:table-cell office:value-type="float" office:value="4582.68" calcext:value-type="float">
            <text:p>4582,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5.065" calcext:value-type="float">
            <text:p>755,065</text:p>
          </table:table-cell>
          <table:table-cell office:value-type="float" office:value="4550.57" calcext:value-type="float">
            <text:p>4550,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06.97" calcext:value-type="float">
            <text:p>3006,97</text:p>
          </table:table-cell>
          <table:table-cell office:value-type="float" office:value="4570.68" calcext:value-type="float">
            <text:p>4570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20.81" calcext:value-type="float">
            <text:p>3320,81</text:p>
          </table:table-cell>
          <table:table-cell office:value-type="float" office:value="4138.72" calcext:value-type="float">
            <text:p>4138,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9.64" calcext:value-type="float">
            <text:p>2969,64</text:p>
          </table:table-cell>
          <table:table-cell office:value-type="float" office:value="4628.13" calcext:value-type="float">
            <text:p>4628,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42.35" calcext:value-type="float">
            <text:p>2942,35</text:p>
          </table:table-cell>
          <table:table-cell office:value-type="float" office:value="4671.06" calcext:value-type="float">
            <text:p>4671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62.42" calcext:value-type="float">
            <text:p>2962,42</text:p>
          </table:table-cell>
          <table:table-cell office:value-type="float" office:value="4639.41" calcext:value-type="float">
            <text:p>4639,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922.8" calcext:value-type="float">
            <text:p>11922,8</text:p>
          </table:table-cell>
          <table:table-cell office:value-type="float" office:value="4610.97" calcext:value-type="float">
            <text:p>4610,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51" calcext:value-type="float">
            <text:p>12751</text:p>
          </table:table-cell>
          <table:table-cell office:value-type="float" office:value="4311.48" calcext:value-type="float">
            <text:p>4311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80.6" calcext:value-type="float">
            <text:p>11780,6</text:p>
          </table:table-cell>
          <table:table-cell office:value-type="float" office:value="4666.61" calcext:value-type="float">
            <text:p>4666,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14.7" calcext:value-type="float">
            <text:p>11714,7</text:p>
          </table:table-cell>
          <table:table-cell office:value-type="float" office:value="4692.86" calcext:value-type="float">
            <text:p>4692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793.3" calcext:value-type="float">
            <text:p>11793,3</text:p>
          </table:table-cell>
          <table:table-cell office:value-type="float" office:value="4661.58" calcext:value-type="float">
            <text:p>4661,58</text:p>
          </table:table-cell>
        </table:table-row>
      </table:table>
      <table:table table:name="HC unroll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02084" calcext:value-type="float">
            <text:p>2,02084</text:p>
          </table:table-cell>
          <table:table-cell office:value-type="float" office:value="415.106" calcext:value-type="float">
            <text:p>415,1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93535" calcext:value-type="float">
            <text:p>1,93535</text:p>
          </table:table-cell>
          <table:table-cell office:value-type="float" office:value="433.441" calcext:value-type="float">
            <text:p>433,4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8955" calcext:value-type="float">
            <text:p>1,8955</text:p>
          </table:table-cell>
          <table:table-cell office:value-type="float" office:value="442.555" calcext:value-type="float">
            <text:p>442,5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99881" calcext:value-type="float">
            <text:p>2,99881</text:p>
          </table:table-cell>
          <table:table-cell office:value-type="float" office:value="279.731" calcext:value-type="float">
            <text:p>279,7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31092" calcext:value-type="float">
            <text:p>5,31092</text:p>
          </table:table-cell>
          <table:table-cell office:value-type="float" office:value="157.95" calcext:value-type="float">
            <text:p>157,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98108" calcext:value-type="float">
            <text:p>3,98108</text:p>
          </table:table-cell>
          <table:table-cell office:value-type="float" office:value="842.848" calcext:value-type="float">
            <text:p>842,8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8104" calcext:value-type="float">
            <text:p>3,8104</text:p>
          </table:table-cell>
          <table:table-cell office:value-type="float" office:value="880.601" calcext:value-type="float">
            <text:p>880,6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74225" calcext:value-type="float">
            <text:p>3,74225</text:p>
          </table:table-cell>
          <table:table-cell office:value-type="float" office:value="896.637" calcext:value-type="float">
            <text:p>896,6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77598" calcext:value-type="float">
            <text:p>5,77598</text:p>
          </table:table-cell>
          <table:table-cell office:value-type="float" office:value="580.931" calcext:value-type="float">
            <text:p>580,9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9113" calcext:value-type="float">
            <text:p>10,9113</text:p>
          </table:table-cell>
          <table:table-cell office:value-type="float" office:value="307.519" calcext:value-type="float">
            <text:p>307,5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86363" calcext:value-type="float">
            <text:p>7,86363</text:p>
          </table:table-cell>
          <table:table-cell office:value-type="float" office:value="1706.82" calcext:value-type="float">
            <text:p>1706,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67147" calcext:value-type="float">
            <text:p>7,67147</text:p>
          </table:table-cell>
          <table:table-cell office:value-type="float" office:value="1749.57" calcext:value-type="float">
            <text:p>1749,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7.53339" calcext:value-type="float">
            <text:p>7,53339</text:p>
          </table:table-cell>
          <table:table-cell office:value-type="float" office:value="1781.64" calcext:value-type="float">
            <text:p>1781,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0683" calcext:value-type="float">
            <text:p>12,0683</text:p>
          </table:table-cell>
          <table:table-cell office:value-type="float" office:value="1112.15" calcext:value-type="float">
            <text:p>1112,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1.3151" calcext:value-type="float">
            <text:p>21,3151</text:p>
          </table:table-cell>
          <table:table-cell office:value-type="float" office:value="629.684" calcext:value-type="float">
            <text:p>629,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5.8252" calcext:value-type="float">
            <text:p>15,8252</text:p>
          </table:table-cell>
          <table:table-cell office:value-type="float" office:value="3392.51" calcext:value-type="float">
            <text:p>3392,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3.8453" calcext:value-type="float">
            <text:p>23,8453</text:p>
          </table:table-cell>
          <table:table-cell office:value-type="float" office:value="2251.48" calcext:value-type="float">
            <text:p>2251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5.2877" calcext:value-type="float">
            <text:p>15,2877</text:p>
          </table:table-cell>
          <table:table-cell office:value-type="float" office:value="3511.79" calcext:value-type="float">
            <text:p>3511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4199" calcext:value-type="float">
            <text:p>23,4199</text:p>
          </table:table-cell>
          <table:table-cell office:value-type="float" office:value="2292.37" calcext:value-type="float">
            <text:p>2292,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2.0707" calcext:value-type="float">
            <text:p>42,0707</text:p>
          </table:table-cell>
          <table:table-cell office:value-type="float" office:value="1276.11" calcext:value-type="float">
            <text:p>1276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078" calcext:value-type="float">
            <text:p>48,5078</text:p>
          </table:table-cell>
          <table:table-cell office:value-type="float" office:value="4427.09" calcext:value-type="float">
            <text:p>4427,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2095" calcext:value-type="float">
            <text:p>53,2095</text:p>
          </table:table-cell>
          <table:table-cell office:value-type="float" office:value="4035.9" calcext:value-type="float">
            <text:p>4035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7.2818" calcext:value-type="float">
            <text:p>47,2818</text:p>
          </table:table-cell>
          <table:table-cell office:value-type="float" office:value="4541.88" calcext:value-type="float">
            <text:p>4541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6.9508" calcext:value-type="float">
            <text:p>46,9508</text:p>
          </table:table-cell>
          <table:table-cell office:value-type="float" office:value="4573.9" calcext:value-type="float">
            <text:p>4573,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4.3342" calcext:value-type="float">
            <text:p>84,3342</text:p>
          </table:table-cell>
          <table:table-cell office:value-type="float" office:value="2546.4" calcext:value-type="float">
            <text:p>2546,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624" calcext:value-type="float">
            <text:p>176,624</text:p>
          </table:table-cell>
          <table:table-cell office:value-type="float" office:value="4863.41" calcext:value-type="float">
            <text:p>4863,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8.078" calcext:value-type="float">
            <text:p>188,078</text:p>
          </table:table-cell>
          <table:table-cell office:value-type="float" office:value="4567.23" calcext:value-type="float">
            <text:p>4567,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271" calcext:value-type="float">
            <text:p>177,271</text:p>
          </table:table-cell>
          <table:table-cell office:value-type="float" office:value="4845.66" calcext:value-type="float">
            <text:p>4845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74.828" calcext:value-type="float">
            <text:p>174,828</text:p>
          </table:table-cell>
          <table:table-cell office:value-type="float" office:value="4913.35" calcext:value-type="float">
            <text:p>4913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435" calcext:value-type="float">
            <text:p>176,435</text:p>
          </table:table-cell>
          <table:table-cell office:value-type="float" office:value="4868.61" calcext:value-type="float">
            <text:p>4868,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9.9" calcext:value-type="float">
            <text:p>689,9</text:p>
          </table:table-cell>
          <table:table-cell office:value-type="float" office:value="4980.39" calcext:value-type="float">
            <text:p>4980,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8.118" calcext:value-type="float">
            <text:p>708,118</text:p>
          </table:table-cell>
          <table:table-cell office:value-type="float" office:value="4852.26" calcext:value-type="float">
            <text:p>4852,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4.536" calcext:value-type="float">
            <text:p>684,536</text:p>
          </table:table-cell>
          <table:table-cell office:value-type="float" office:value="5019.42" calcext:value-type="float">
            <text:p>5019,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0.047" calcext:value-type="float">
            <text:p>680,047</text:p>
          </table:table-cell>
          <table:table-cell office:value-type="float" office:value="5052.55" calcext:value-type="float">
            <text:p>5052,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1.482" calcext:value-type="float">
            <text:p>681,482</text:p>
          </table:table-cell>
          <table:table-cell office:value-type="float" office:value="5041.91" calcext:value-type="float">
            <text:p>5041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29.25" calcext:value-type="float">
            <text:p>2729,25</text:p>
          </table:table-cell>
          <table:table-cell office:value-type="float" office:value="5035.78" calcext:value-type="float">
            <text:p>5035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06.49" calcext:value-type="float">
            <text:p>3006,49</text:p>
          </table:table-cell>
          <table:table-cell office:value-type="float" office:value="4571.41" calcext:value-type="float">
            <text:p>4571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6.18" calcext:value-type="float">
            <text:p>2696,18</text:p>
          </table:table-cell>
          <table:table-cell office:value-type="float" office:value="5097.55" calcext:value-type="float">
            <text:p>5097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2.73" calcext:value-type="float">
            <text:p>2682,73</text:p>
          </table:table-cell>
          <table:table-cell office:value-type="float" office:value="5123.09" calcext:value-type="float">
            <text:p>5123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7.82" calcext:value-type="float">
            <text:p>2687,82</text:p>
          </table:table-cell>
          <table:table-cell office:value-type="float" office:value="5113.41" calcext:value-type="float">
            <text:p>5113,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70.9" calcext:value-type="float">
            <text:p>10870,9</text:p>
          </table:table-cell>
          <table:table-cell office:value-type="float" office:value="5057.12" calcext:value-type="float">
            <text:p>5057,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30.2" calcext:value-type="float">
            <text:p>11630,2</text:p>
          </table:table-cell>
          <table:table-cell office:value-type="float" office:value="4726.96" calcext:value-type="float">
            <text:p>4726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4.7" calcext:value-type="float">
            <text:p>10744,7</text:p>
          </table:table-cell>
          <table:table-cell office:value-type="float" office:value="5116.54" calcext:value-type="float">
            <text:p>5116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09.9" calcext:value-type="float">
            <text:p>10709,9</text:p>
          </table:table-cell>
          <table:table-cell office:value-type="float" office:value="5133.17" calcext:value-type="float">
            <text:p>5133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33.4" calcext:value-type="float">
            <text:p>10733,4</text:p>
          </table:table-cell>
          <table:table-cell office:value-type="float" office:value="5121.89" calcext:value-type="float">
            <text:p>5121,89</text:p>
          </table:table-cell>
        </table:table-row>
      </table:table>
      <table:table table:name="HC unroll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92202" calcext:value-type="float">
            <text:p>1,92202</text:p>
          </table:table-cell>
          <table:table-cell office:value-type="float" office:value="436.448" calcext:value-type="float">
            <text:p>436,4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8229" calcext:value-type="float">
            <text:p>1,8229</text:p>
          </table:table-cell>
          <table:table-cell office:value-type="float" office:value="460.178" calcext:value-type="float">
            <text:p>460,1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78349" calcext:value-type="float">
            <text:p>1,78349</text:p>
          </table:table-cell>
          <table:table-cell office:value-type="float" office:value="470.347" calcext:value-type="float">
            <text:p>470,3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2444" calcext:value-type="float">
            <text:p>3,02444</text:p>
          </table:table-cell>
          <table:table-cell office:value-type="float" office:value="277.361" calcext:value-type="float">
            <text:p>277,3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02394" calcext:value-type="float">
            <text:p>5,02394</text:p>
          </table:table-cell>
          <table:table-cell office:value-type="float" office:value="166.973" calcext:value-type="float">
            <text:p>166,9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66551" calcext:value-type="float">
            <text:p>3,66551</text:p>
          </table:table-cell>
          <table:table-cell office:value-type="float" office:value="915.411" calcext:value-type="float">
            <text:p>915,4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49572" calcext:value-type="float">
            <text:p>3,49572</text:p>
          </table:table-cell>
          <table:table-cell office:value-type="float" office:value="959.872" calcext:value-type="float">
            <text:p>959,8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41735" calcext:value-type="float">
            <text:p>3,41735</text:p>
          </table:table-cell>
          <table:table-cell office:value-type="float" office:value="981.886" calcext:value-type="float">
            <text:p>981,8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45596" calcext:value-type="float">
            <text:p>5,45596</text:p>
          </table:table-cell>
          <table:table-cell office:value-type="float" office:value="615.005" calcext:value-type="float">
            <text:p>615,0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4921" calcext:value-type="float">
            <text:p>10,4921</text:p>
          </table:table-cell>
          <table:table-cell office:value-type="float" office:value="319.808" calcext:value-type="float">
            <text:p>319,8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26923" calcext:value-type="float">
            <text:p>7,26923</text:p>
          </table:table-cell>
          <table:table-cell office:value-type="float" office:value="1846.38" calcext:value-type="float">
            <text:p>1846,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00359" calcext:value-type="float">
            <text:p>7,00359</text:p>
          </table:table-cell>
          <table:table-cell office:value-type="float" office:value="1916.41" calcext:value-type="float">
            <text:p>1916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6.8907" calcext:value-type="float">
            <text:p>6,8907</text:p>
          </table:table-cell>
          <table:table-cell office:value-type="float" office:value="1947.81" calcext:value-type="float">
            <text:p>1947,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.3054" calcext:value-type="float">
            <text:p>11,3054</text:p>
          </table:table-cell>
          <table:table-cell office:value-type="float" office:value="1187.2" calcext:value-type="float">
            <text:p>1187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2898" calcext:value-type="float">
            <text:p>20,2898</text:p>
          </table:table-cell>
          <table:table-cell office:value-type="float" office:value="661.502" calcext:value-type="float">
            <text:p>661,5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4.4669" calcext:value-type="float">
            <text:p>14,4669</text:p>
          </table:table-cell>
          <table:table-cell office:value-type="float" office:value="3711.03" calcext:value-type="float">
            <text:p>3711,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2.4787" calcext:value-type="float">
            <text:p>22,4787</text:p>
          </table:table-cell>
          <table:table-cell office:value-type="float" office:value="2388.35" calcext:value-type="float">
            <text:p>2388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4.0081" calcext:value-type="float">
            <text:p>14,0081</text:p>
          </table:table-cell>
          <table:table-cell office:value-type="float" office:value="3832.58" calcext:value-type="float">
            <text:p>3832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2.1575" calcext:value-type="float">
            <text:p>22,1575</text:p>
          </table:table-cell>
          <table:table-cell office:value-type="float" office:value="2422.98" calcext:value-type="float">
            <text:p>2422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9.7131" calcext:value-type="float">
            <text:p>39,7131</text:p>
          </table:table-cell>
          <table:table-cell office:value-type="float" office:value="1351.87" calcext:value-type="float">
            <text:p>1351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5.9524" calcext:value-type="float">
            <text:p>45,9524</text:p>
          </table:table-cell>
          <table:table-cell office:value-type="float" office:value="4673.28" calcext:value-type="float">
            <text:p>4673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0.2575" calcext:value-type="float">
            <text:p>50,2575</text:p>
          </table:table-cell>
          <table:table-cell office:value-type="float" office:value="4272.96" calcext:value-type="float">
            <text:p>4272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4.5652" calcext:value-type="float">
            <text:p>44,5652</text:p>
          </table:table-cell>
          <table:table-cell office:value-type="float" office:value="4818.74" calcext:value-type="float">
            <text:p>4818,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4.3052" calcext:value-type="float">
            <text:p>44,3052</text:p>
          </table:table-cell>
          <table:table-cell office:value-type="float" office:value="4847.02" calcext:value-type="float">
            <text:p>4847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79.4546" calcext:value-type="float">
            <text:p>79,4546</text:p>
          </table:table-cell>
          <table:table-cell office:value-type="float" office:value="2702.78" calcext:value-type="float">
            <text:p>2702,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845" calcext:value-type="float">
            <text:p>166,845</text:p>
          </table:table-cell>
          <table:table-cell office:value-type="float" office:value="5148.45" calcext:value-type="float">
            <text:p>5148,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893" calcext:value-type="float">
            <text:p>177,893</text:p>
          </table:table-cell>
          <table:table-cell office:value-type="float" office:value="4828.7" calcext:value-type="float">
            <text:p>4828,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294" calcext:value-type="float">
            <text:p>167,294</text:p>
          </table:table-cell>
          <table:table-cell office:value-type="float" office:value="5134.63" calcext:value-type="float">
            <text:p>5134,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5.473" calcext:value-type="float">
            <text:p>165,473</text:p>
          </table:table-cell>
          <table:table-cell office:value-type="float" office:value="5191.15" calcext:value-type="float">
            <text:p>5191,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6.578" calcext:value-type="float">
            <text:p>166,578</text:p>
          </table:table-cell>
          <table:table-cell office:value-type="float" office:value="5156.7" calcext:value-type="float">
            <text:p>5156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2.252" calcext:value-type="float">
            <text:p>652,252</text:p>
          </table:table-cell>
          <table:table-cell office:value-type="float" office:value="5267.87" calcext:value-type="float">
            <text:p>5267,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7.822" calcext:value-type="float">
            <text:p>717,822</text:p>
          </table:table-cell>
          <table:table-cell office:value-type="float" office:value="4786.67" calcext:value-type="float">
            <text:p>4786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5.464" calcext:value-type="float">
            <text:p>645,464</text:p>
          </table:table-cell>
          <table:table-cell office:value-type="float" office:value="5323.26" calcext:value-type="float">
            <text:p>5323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193" calcext:value-type="float">
            <text:p>643,193</text:p>
          </table:table-cell>
          <table:table-cell office:value-type="float" office:value="5342.06" calcext:value-type="float">
            <text:p>5342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5.563" calcext:value-type="float">
            <text:p>665,563</text:p>
          </table:table-cell>
          <table:table-cell office:value-type="float" office:value="5162.51" calcext:value-type="float">
            <text:p>5162,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80.23" calcext:value-type="float">
            <text:p>2580,23</text:p>
          </table:table-cell>
          <table:table-cell office:value-type="float" office:value="5326.62" calcext:value-type="float">
            <text:p>5326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90.75" calcext:value-type="float">
            <text:p>2590,75</text:p>
          </table:table-cell>
          <table:table-cell office:value-type="float" office:value="5304.99" calcext:value-type="float">
            <text:p>5304,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7.56" calcext:value-type="float">
            <text:p>2547,56</text:p>
          </table:table-cell>
          <table:table-cell office:value-type="float" office:value="5394.93" calcext:value-type="float">
            <text:p>5394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36.99" calcext:value-type="float">
            <text:p>2536,99</text:p>
          </table:table-cell>
          <table:table-cell office:value-type="float" office:value="5417.4" calcext:value-type="float">
            <text:p>5417,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67.12" calcext:value-type="float">
            <text:p>2667,12</text:p>
          </table:table-cell>
          <table:table-cell office:value-type="float" office:value="5153.09" calcext:value-type="float">
            <text:p>5153,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72.5" calcext:value-type="float">
            <text:p>10272,5</text:p>
          </table:table-cell>
          <table:table-cell office:value-type="float" office:value="5351.74" calcext:value-type="float">
            <text:p>5351,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34.4" calcext:value-type="float">
            <text:p>10234,4</text:p>
          </table:table-cell>
          <table:table-cell office:value-type="float" office:value="5371.62" calcext:value-type="float">
            <text:p>5371,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53.6" calcext:value-type="float">
            <text:p>10153,6</text:p>
          </table:table-cell>
          <table:table-cell office:value-type="float" office:value="5414.39" calcext:value-type="float">
            <text:p>5414,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23.4" calcext:value-type="float">
            <text:p>10123,4</text:p>
          </table:table-cell>
          <table:table-cell office:value-type="float" office:value="5430.56" calcext:value-type="float">
            <text:p>5430,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1.2" calcext:value-type="float">
            <text:p>10741,2</text:p>
          </table:table-cell>
          <table:table-cell office:value-type="float" office:value="5118.19" calcext:value-type="float">
            <text:p>5118,19</text:p>
          </table:table-cell>
        </table:table-row>
      </table:table>
      <table:table table:name="HC unroll 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.71356" calcext:value-type="float">
            <text:p>1,71356</text:p>
          </table:table-cell>
          <table:table-cell office:value-type="float" office:value="489.542" calcext:value-type="float">
            <text:p>489,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62008" calcext:value-type="float">
            <text:p>1,62008</text:p>
          </table:table-cell>
          <table:table-cell office:value-type="float" office:value="517.79" calcext:value-type="float">
            <text:p>517,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59149" calcext:value-type="float">
            <text:p>1,59149</text:p>
          </table:table-cell>
          <table:table-cell office:value-type="float" office:value="527.093" calcext:value-type="float">
            <text:p>527,0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66086" calcext:value-type="float">
            <text:p>2,66086</text:p>
          </table:table-cell>
          <table:table-cell office:value-type="float" office:value="315.259" calcext:value-type="float">
            <text:p>315,2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74896" calcext:value-type="float">
            <text:p>4,74896</text:p>
          </table:table-cell>
          <table:table-cell office:value-type="float" office:value="176.641" calcext:value-type="float">
            <text:p>176,6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25023" calcext:value-type="float">
            <text:p>3,25023</text:p>
          </table:table-cell>
          <table:table-cell office:value-type="float" office:value="1032.37" calcext:value-type="float">
            <text:p>1032,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09837" calcext:value-type="float">
            <text:p>3,09837</text:p>
          </table:table-cell>
          <table:table-cell office:value-type="float" office:value="1082.97" calcext:value-type="float">
            <text:p>1082,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0274" calcext:value-type="float">
            <text:p>3,0274</text:p>
          </table:table-cell>
          <table:table-cell office:value-type="float" office:value="1108.36" calcext:value-type="float">
            <text:p>1108,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04216" calcext:value-type="float">
            <text:p>5,04216</text:p>
          </table:table-cell>
          <table:table-cell office:value-type="float" office:value="665.477" calcext:value-type="float">
            <text:p>665,4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9.94906" calcext:value-type="float">
            <text:p>9,94906</text:p>
          </table:table-cell>
          <table:table-cell office:value-type="float" office:value="337.262" calcext:value-type="float">
            <text:p>337,2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.27985" calcext:value-type="float">
            <text:p>6,27985</text:p>
          </table:table-cell>
          <table:table-cell office:value-type="float" office:value="2137.28" calcext:value-type="float">
            <text:p>2137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6.0271" calcext:value-type="float">
            <text:p>6,0271</text:p>
          </table:table-cell>
          <table:table-cell office:value-type="float" office:value="2226.91" calcext:value-type="float">
            <text:p>2226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5.89242" calcext:value-type="float">
            <text:p>5,89242</text:p>
          </table:table-cell>
          <table:table-cell office:value-type="float" office:value="2277.8" calcext:value-type="float">
            <text:p>2277,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0.419" calcext:value-type="float">
            <text:p>10,419</text:p>
          </table:table-cell>
          <table:table-cell office:value-type="float" office:value="1288.2" calcext:value-type="float">
            <text:p>1288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9.071" calcext:value-type="float">
            <text:p>19,071</text:p>
          </table:table-cell>
          <table:table-cell office:value-type="float" office:value="703.78" calcext:value-type="float">
            <text:p>703,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3.0227" calcext:value-type="float">
            <text:p>13,0227</text:p>
          </table:table-cell>
          <table:table-cell office:value-type="float" office:value="4122.58" calcext:value-type="float">
            <text:p>4122,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0.8813" calcext:value-type="float">
            <text:p>20,8813</text:p>
          </table:table-cell>
          <table:table-cell office:value-type="float" office:value="2571.06" calcext:value-type="float">
            <text:p>2571,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2.356" calcext:value-type="float">
            <text:p>12,356</text:p>
          </table:table-cell>
          <table:table-cell office:value-type="float" office:value="4345.03" calcext:value-type="float">
            <text:p>4345,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0.4011" calcext:value-type="float">
            <text:p>20,4011</text:p>
          </table:table-cell>
          <table:table-cell office:value-type="float" office:value="2631.58" calcext:value-type="float">
            <text:p>2631,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7.4858" calcext:value-type="float">
            <text:p>37,4858</text:p>
          </table:table-cell>
          <table:table-cell office:value-type="float" office:value="1432.2" calcext:value-type="float">
            <text:p>1432,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2.6875" calcext:value-type="float">
            <text:p>42,6875</text:p>
          </table:table-cell>
          <table:table-cell office:value-type="float" office:value="5030.71" calcext:value-type="float">
            <text:p>5030,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46.5577" calcext:value-type="float">
            <text:p>46,5577</text:p>
          </table:table-cell>
          <table:table-cell office:value-type="float" office:value="4612.52" calcext:value-type="float">
            <text:p>4612,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1.3197" calcext:value-type="float">
            <text:p>41,3197</text:p>
          </table:table-cell>
          <table:table-cell office:value-type="float" office:value="5197.24" calcext:value-type="float">
            <text:p>5197,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0.9181" calcext:value-type="float">
            <text:p>40,9181</text:p>
          </table:table-cell>
          <table:table-cell office:value-type="float" office:value="5248.25" calcext:value-type="float">
            <text:p>5248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75.0019" calcext:value-type="float">
            <text:p>75,0019</text:p>
          </table:table-cell>
          <table:table-cell office:value-type="float" office:value="2863.24" calcext:value-type="float">
            <text:p>2863,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58.748" calcext:value-type="float">
            <text:p>158,748</text:p>
          </table:table-cell>
          <table:table-cell office:value-type="float" office:value="5411.06" calcext:value-type="float">
            <text:p>5411,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67.72" calcext:value-type="float">
            <text:p>167,72</text:p>
          </table:table-cell>
          <table:table-cell office:value-type="float" office:value="5121.58" calcext:value-type="float">
            <text:p>5121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59.934" calcext:value-type="float">
            <text:p>159,934</text:p>
          </table:table-cell>
          <table:table-cell office:value-type="float" office:value="5370.91" calcext:value-type="float">
            <text:p>5370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58.542" calcext:value-type="float">
            <text:p>158,542</text:p>
          </table:table-cell>
          <table:table-cell office:value-type="float" office:value="5418.08" calcext:value-type="float">
            <text:p>5418,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58.743" calcext:value-type="float">
            <text:p>158,743</text:p>
          </table:table-cell>
          <table:table-cell office:value-type="float" office:value="5411.23" calcext:value-type="float">
            <text:p>5411,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9.139" calcext:value-type="float">
            <text:p>629,139</text:p>
          </table:table-cell>
          <table:table-cell office:value-type="float" office:value="5461.39" calcext:value-type="float">
            <text:p>5461,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5.424" calcext:value-type="float">
            <text:p>645,424</text:p>
          </table:table-cell>
          <table:table-cell office:value-type="float" office:value="5323.59" calcext:value-type="float">
            <text:p>5323,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.792" calcext:value-type="float">
            <text:p>623,792</text:p>
          </table:table-cell>
          <table:table-cell office:value-type="float" office:value="5508.2" calcext:value-type="float">
            <text:p>5508,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3.485" calcext:value-type="float">
            <text:p>623,485</text:p>
          </table:table-cell>
          <table:table-cell office:value-type="float" office:value="5510.92" calcext:value-type="float">
            <text:p>5510,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5.363" calcext:value-type="float">
            <text:p>635,363</text:p>
          </table:table-cell>
          <table:table-cell office:value-type="float" office:value="5407.89" calcext:value-type="float">
            <text:p>5407,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8.55" calcext:value-type="float">
            <text:p>2508,55</text:p>
          </table:table-cell>
          <table:table-cell office:value-type="float" office:value="5478.83" calcext:value-type="float">
            <text:p>5478,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0.11" calcext:value-type="float">
            <text:p>2540,11</text:p>
          </table:table-cell>
          <table:table-cell office:value-type="float" office:value="5410.74" calcext:value-type="float">
            <text:p>5410,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8.37" calcext:value-type="float">
            <text:p>2468,37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1.06" calcext:value-type="float">
            <text:p>2471,06</text:p>
          </table:table-cell>
          <table:table-cell office:value-type="float" office:value="5561.93" calcext:value-type="float">
            <text:p>5561,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8.36" calcext:value-type="float">
            <text:p>2548,36</text:p>
          </table:table-cell>
          <table:table-cell office:value-type="float" office:value="5393.23" calcext:value-type="float">
            <text:p>5393,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05.6" calcext:value-type="float">
            <text:p>10005,6</text:p>
          </table:table-cell>
          <table:table-cell office:value-type="float" office:value="5494.47" calcext:value-type="float">
            <text:p>5494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93.82" calcext:value-type="float">
            <text:p>9993,82</text:p>
          </table:table-cell>
          <table:table-cell office:value-type="float" office:value="5500.96" calcext:value-type="float">
            <text:p>5500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6.89" calcext:value-type="float">
            <text:p>9846,89</text:p>
          </table:table-cell>
          <table:table-cell office:value-type="float" office:value="5583.04" calcext:value-type="float">
            <text:p>5583,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75.72" calcext:value-type="float">
            <text:p>9875,72</text:p>
          </table:table-cell>
          <table:table-cell office:value-type="float" office:value="5566.74" calcext:value-type="float">
            <text:p>5566,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9" calcext:value-type="float">
            <text:p>10249</text:p>
          </table:table-cell>
          <table:table-cell office:value-type="float" office:value="5363.98" calcext:value-type="float">
            <text:p>5363,98</text:p>
          </table:table-cell>
        </table:table-row>
      </table:table>
      <table:table table:name="HC unroll 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216" calcext:value-type="float">
            <text:p>2,4216</text:p>
          </table:table-cell>
          <table:table-cell office:value-type="float" office:value="346.408" calcext:value-type="float">
            <text:p>346,4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7211" calcext:value-type="float">
            <text:p>2,27211</text:p>
          </table:table-cell>
          <table:table-cell office:value-type="float" office:value="369.2" calcext:value-type="float">
            <text:p>369,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3462" calcext:value-type="float">
            <text:p>2,23462</text:p>
          </table:table-cell>
          <table:table-cell office:value-type="float" office:value="375.392" calcext:value-type="float">
            <text:p>375,3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4874" calcext:value-type="float">
            <text:p>3,14874</text:p>
          </table:table-cell>
          <table:table-cell office:value-type="float" office:value="266.411" calcext:value-type="float">
            <text:p>266,4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8217" calcext:value-type="float">
            <text:p>5,18217</text:p>
          </table:table-cell>
          <table:table-cell office:value-type="float" office:value="161.874" calcext:value-type="float">
            <text:p>161,8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48332" calcext:value-type="float">
            <text:p>4,48332</text:p>
          </table:table-cell>
          <table:table-cell office:value-type="float" office:value="748.428" calcext:value-type="float">
            <text:p>748,4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31917" calcext:value-type="float">
            <text:p>4,31917</text:p>
          </table:table-cell>
          <table:table-cell office:value-type="float" office:value="776.873" calcext:value-type="float">
            <text:p>776,8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24361" calcext:value-type="float">
            <text:p>4,24361</text:p>
          </table:table-cell>
          <table:table-cell office:value-type="float" office:value="790.705" calcext:value-type="float">
            <text:p>790,7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6547" calcext:value-type="float">
            <text:p>6,06547</text:p>
          </table:table-cell>
          <table:table-cell office:value-type="float" office:value="553.204" calcext:value-type="float">
            <text:p>553,2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7275" calcext:value-type="float">
            <text:p>10,7275</text:p>
          </table:table-cell>
          <table:table-cell office:value-type="float" office:value="312.79" calcext:value-type="float">
            <text:p>312,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9.28518" calcext:value-type="float">
            <text:p>9,28518</text:p>
          </table:table-cell>
          <table:table-cell office:value-type="float" office:value="1445.5" calcext:value-type="float">
            <text:p>1445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86501" calcext:value-type="float">
            <text:p>8,86501</text:p>
          </table:table-cell>
          <table:table-cell office:value-type="float" office:value="1514.02" calcext:value-type="float">
            <text:p>1514,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63937" calcext:value-type="float">
            <text:p>8,63937</text:p>
          </table:table-cell>
          <table:table-cell office:value-type="float" office:value="1553.56" calcext:value-type="float">
            <text:p>1553,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6372" calcext:value-type="float">
            <text:p>12,6372</text:p>
          </table:table-cell>
          <table:table-cell office:value-type="float" office:value="1062.09" calcext:value-type="float">
            <text:p>1062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8589" calcext:value-type="float">
            <text:p>20,8589</text:p>
          </table:table-cell>
          <table:table-cell office:value-type="float" office:value="643.455" calcext:value-type="float">
            <text:p>643,4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9432" calcext:value-type="float">
            <text:p>17,9432</text:p>
          </table:table-cell>
          <table:table-cell office:value-type="float" office:value="2992.05" calcext:value-type="float">
            <text:p>2992,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8785" calcext:value-type="float">
            <text:p>24,8785</text:p>
          </table:table-cell>
          <table:table-cell office:value-type="float" office:value="2157.97" calcext:value-type="float">
            <text:p>2157,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2724" calcext:value-type="float">
            <text:p>17,2724</text:p>
          </table:table-cell>
          <table:table-cell office:value-type="float" office:value="3108.26" calcext:value-type="float">
            <text:p>3108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561" calcext:value-type="float">
            <text:p>24,561</text:p>
          </table:table-cell>
          <table:table-cell office:value-type="float" office:value="2185.87" calcext:value-type="float">
            <text:p>2185,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9981" calcext:value-type="float">
            <text:p>40,9981</text:p>
          </table:table-cell>
          <table:table-cell office:value-type="float" office:value="1309.5" calcext:value-type="float">
            <text:p>1309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0.594" calcext:value-type="float">
            <text:p>50,594</text:p>
          </table:table-cell>
          <table:table-cell office:value-type="float" office:value="4244.55" calcext:value-type="float">
            <text:p>4244,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4.5838" calcext:value-type="float">
            <text:p>54,5838</text:p>
          </table:table-cell>
          <table:table-cell office:value-type="float" office:value="3934.29" calcext:value-type="float">
            <text:p>3934,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3651" calcext:value-type="float">
            <text:p>49,3651</text:p>
          </table:table-cell>
          <table:table-cell office:value-type="float" office:value="4350.2" calcext:value-type="float">
            <text:p>4350,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1192" calcext:value-type="float">
            <text:p>49,1192</text:p>
          </table:table-cell>
          <table:table-cell office:value-type="float" office:value="4371.98" calcext:value-type="float">
            <text:p>4371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9532" calcext:value-type="float">
            <text:p>81,9532</text:p>
          </table:table-cell>
          <table:table-cell office:value-type="float" office:value="2620.38" calcext:value-type="float">
            <text:p>2620,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596" calcext:value-type="float">
            <text:p>170,596</text:p>
          </table:table-cell>
          <table:table-cell office:value-type="float" office:value="5035.26" calcext:value-type="float">
            <text:p>5035,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2.548" calcext:value-type="float">
            <text:p>182,548</text:p>
          </table:table-cell>
          <table:table-cell office:value-type="float" office:value="4705.58" calcext:value-type="float">
            <text:p>4705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1.196" calcext:value-type="float">
            <text:p>171,196</text:p>
          </table:table-cell>
          <table:table-cell office:value-type="float" office:value="5017.6" calcext:value-type="float">
            <text:p>5017,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117" calcext:value-type="float">
            <text:p>169,117</text:p>
          </table:table-cell>
          <table:table-cell office:value-type="float" office:value="5079.27" calcext:value-type="float">
            <text:p>5079,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37" calcext:value-type="float">
            <text:p>170,37</text:p>
          </table:table-cell>
          <table:table-cell office:value-type="float" office:value="5041.93" calcext:value-type="float">
            <text:p>5041,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8.359" calcext:value-type="float">
            <text:p>648,359</text:p>
          </table:table-cell>
          <table:table-cell office:value-type="float" office:value="5299.49" calcext:value-type="float">
            <text:p>5299,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6.171" calcext:value-type="float">
            <text:p>666,171</text:p>
          </table:table-cell>
          <table:table-cell office:value-type="float" office:value="5157.79" calcext:value-type="float">
            <text:p>5157,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2.878" calcext:value-type="float">
            <text:p>642,878</text:p>
          </table:table-cell>
          <table:table-cell office:value-type="float" office:value="5344.67" calcext:value-type="float">
            <text:p>5344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.558" calcext:value-type="float">
            <text:p>638,558</text:p>
          </table:table-cell>
          <table:table-cell office:value-type="float" office:value="5380.84" calcext:value-type="float">
            <text:p>5380,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8.297" calcext:value-type="float">
            <text:p>638,297</text:p>
          </table:table-cell>
          <table:table-cell office:value-type="float" office:value="5383.03" calcext:value-type="float">
            <text:p>5383,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26.58" calcext:value-type="float">
            <text:p>2526,58</text:p>
          </table:table-cell>
          <table:table-cell office:value-type="float" office:value="5439.73" calcext:value-type="float">
            <text:p>5439,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73.66" calcext:value-type="float">
            <text:p>2773,66</text:p>
          </table:table-cell>
          <table:table-cell office:value-type="float" office:value="4955.15" calcext:value-type="float">
            <text:p>4955,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3.59" calcext:value-type="float">
            <text:p>2493,59</text:p>
          </table:table-cell>
          <table:table-cell office:value-type="float" office:value="5511.69" calcext:value-type="float">
            <text:p>5511,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9.95" calcext:value-type="float">
            <text:p>2479,95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5.29" calcext:value-type="float">
            <text:p>2495,29</text:p>
          </table:table-cell>
          <table:table-cell office:value-type="float" office:value="5507.94" calcext:value-type="float">
            <text:p>5507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85.12" calcext:value-type="float">
            <text:p>9985,12</text:p>
          </table:table-cell>
          <table:table-cell office:value-type="float" office:value="5505.75" calcext:value-type="float">
            <text:p>5505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680.2" calcext:value-type="float">
            <text:p>10680,2</text:p>
          </table:table-cell>
          <table:table-cell office:value-type="float" office:value="5147.43" calcext:value-type="float">
            <text:p>5147,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9.61" calcext:value-type="float">
            <text:p>9849,61</text:p>
          </table:table-cell>
          <table:table-cell office:value-type="float" office:value="5581.5" calcext:value-type="float">
            <text:p>5581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14.99" calcext:value-type="float">
            <text:p>9814,99</text:p>
          </table:table-cell>
          <table:table-cell office:value-type="float" office:value="5601.19" calcext:value-type="float">
            <text:p>5601,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11.67" calcext:value-type="float">
            <text:p>9911,67</text:p>
          </table:table-cell>
          <table:table-cell office:value-type="float" office:value="5546.55" calcext:value-type="float">
            <text:p>5546,55</text:p>
          </table:table-cell>
        </table:table-row>
      </table:table>
      <table:table table:name="HC unroll 3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0189" calcext:value-type="float">
            <text:p>2,40189</text:p>
          </table:table-cell>
          <table:table-cell office:value-type="float" office:value="349.25" calcext:value-type="float">
            <text:p>349,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5655" calcext:value-type="float">
            <text:p>2,25655</text:p>
          </table:table-cell>
          <table:table-cell office:value-type="float" office:value="371.745" calcext:value-type="float">
            <text:p>371,7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0973" calcext:value-type="float">
            <text:p>2,20973</text:p>
          </table:table-cell>
          <table:table-cell office:value-type="float" office:value="379.621" calcext:value-type="float">
            <text:p>379,6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5022" calcext:value-type="float">
            <text:p>3,15022</text:p>
          </table:table-cell>
          <table:table-cell office:value-type="float" office:value="266.286" calcext:value-type="float">
            <text:p>266,2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478" calcext:value-type="float">
            <text:p>5,1478</text:p>
          </table:table-cell>
          <table:table-cell office:value-type="float" office:value="162.955" calcext:value-type="float">
            <text:p>162,9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43858" calcext:value-type="float">
            <text:p>4,43858</text:p>
          </table:table-cell>
          <table:table-cell office:value-type="float" office:value="755.972" calcext:value-type="float">
            <text:p>755,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27531" calcext:value-type="float">
            <text:p>4,27531</text:p>
          </table:table-cell>
          <table:table-cell office:value-type="float" office:value="784.842" calcext:value-type="float">
            <text:p>784,8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20909" calcext:value-type="float">
            <text:p>4,20909</text:p>
          </table:table-cell>
          <table:table-cell office:value-type="float" office:value="797.19" calcext:value-type="float">
            <text:p>797,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5658" calcext:value-type="float">
            <text:p>6,05658</text:p>
          </table:table-cell>
          <table:table-cell office:value-type="float" office:value="554.016" calcext:value-type="float">
            <text:p>554,0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618" calcext:value-type="float">
            <text:p>10,618</text:p>
          </table:table-cell>
          <table:table-cell office:value-type="float" office:value="316.015" calcext:value-type="float">
            <text:p>316,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9.01598" calcext:value-type="float">
            <text:p>9,01598</text:p>
          </table:table-cell>
          <table:table-cell office:value-type="float" office:value="1488.66" calcext:value-type="float">
            <text:p>1488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76545" calcext:value-type="float">
            <text:p>8,76545</text:p>
          </table:table-cell>
          <table:table-cell office:value-type="float" office:value="1531.21" calcext:value-type="float">
            <text:p>1531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49107" calcext:value-type="float">
            <text:p>8,49107</text:p>
          </table:table-cell>
          <table:table-cell office:value-type="float" office:value="1580.69" calcext:value-type="float">
            <text:p>1580,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5055" calcext:value-type="float">
            <text:p>12,5055</text:p>
          </table:table-cell>
          <table:table-cell office:value-type="float" office:value="1073.27" calcext:value-type="float">
            <text:p>1073,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7362" calcext:value-type="float">
            <text:p>20,7362</text:p>
          </table:table-cell>
          <table:table-cell office:value-type="float" office:value="647.262" calcext:value-type="float">
            <text:p>647,2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9478" calcext:value-type="float">
            <text:p>17,9478</text:p>
          </table:table-cell>
          <table:table-cell office:value-type="float" office:value="2991.29" calcext:value-type="float">
            <text:p>2991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9139" calcext:value-type="float">
            <text:p>24,9139</text:p>
          </table:table-cell>
          <table:table-cell office:value-type="float" office:value="2154.9" calcext:value-type="float">
            <text:p>2154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1562" calcext:value-type="float">
            <text:p>17,1562</text:p>
          </table:table-cell>
          <table:table-cell office:value-type="float" office:value="3129.31" calcext:value-type="float">
            <text:p>3129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5124" calcext:value-type="float">
            <text:p>24,5124</text:p>
          </table:table-cell>
          <table:table-cell office:value-type="float" office:value="2190.2" calcext:value-type="float">
            <text:p>2190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7483" calcext:value-type="float">
            <text:p>40,7483</text:p>
          </table:table-cell>
          <table:table-cell office:value-type="float" office:value="1317.53" calcext:value-type="float">
            <text:p>1317,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0.8854" calcext:value-type="float">
            <text:p>50,8854</text:p>
          </table:table-cell>
          <table:table-cell office:value-type="float" office:value="4220.24" calcext:value-type="float">
            <text:p>4220,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4.723" calcext:value-type="float">
            <text:p>54,723</text:p>
          </table:table-cell>
          <table:table-cell office:value-type="float" office:value="3924.28" calcext:value-type="float">
            <text:p>3924,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4911" calcext:value-type="float">
            <text:p>49,4911</text:p>
          </table:table-cell>
          <table:table-cell office:value-type="float" office:value="4339.13" calcext:value-type="float">
            <text:p>4339,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138" calcext:value-type="float">
            <text:p>49,138</text:p>
          </table:table-cell>
          <table:table-cell office:value-type="float" office:value="4370.31" calcext:value-type="float">
            <text:p>4370,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4939" calcext:value-type="float">
            <text:p>81,4939</text:p>
          </table:table-cell>
          <table:table-cell office:value-type="float" office:value="2635.15" calcext:value-type="float">
            <text:p>2635,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672" calcext:value-type="float">
            <text:p>169,672</text:p>
          </table:table-cell>
          <table:table-cell office:value-type="float" office:value="5062.68" calcext:value-type="float">
            <text:p>5062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2.08" calcext:value-type="float">
            <text:p>182,08</text:p>
          </table:table-cell>
          <table:table-cell office:value-type="float" office:value="4717.68" calcext:value-type="float">
            <text:p>4717,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168" calcext:value-type="float">
            <text:p>170,168</text:p>
          </table:table-cell>
          <table:table-cell office:value-type="float" office:value="5047.91" calcext:value-type="float">
            <text:p>5047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433" calcext:value-type="float">
            <text:p>168,433</text:p>
          </table:table-cell>
          <table:table-cell office:value-type="float" office:value="5099.91" calcext:value-type="float">
            <text:p>5099,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183" calcext:value-type="float">
            <text:p>169,183</text:p>
          </table:table-cell>
          <table:table-cell office:value-type="float" office:value="5077.29" calcext:value-type="float">
            <text:p>5077,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4.931" calcext:value-type="float">
            <text:p>644,931</text:p>
          </table:table-cell>
          <table:table-cell office:value-type="float" office:value="5327.66" calcext:value-type="float">
            <text:p>5327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4.4" calcext:value-type="float">
            <text:p>664,4</text:p>
          </table:table-cell>
          <table:table-cell office:value-type="float" office:value="5171.54" calcext:value-type="float">
            <text:p>5171,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0.112" calcext:value-type="float">
            <text:p>640,112</text:p>
          </table:table-cell>
          <table:table-cell office:value-type="float" office:value="5367.77" calcext:value-type="float">
            <text:p>5367,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6.277" calcext:value-type="float">
            <text:p>636,277</text:p>
          </table:table-cell>
          <table:table-cell office:value-type="float" office:value="5400.12" calcext:value-type="float">
            <text:p>5400,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564" calcext:value-type="float">
            <text:p>634,564</text:p>
          </table:table-cell>
          <table:table-cell office:value-type="float" office:value="5414.7" calcext:value-type="float">
            <text:p>5414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1.95" calcext:value-type="float">
            <text:p>2511,95</text:p>
          </table:table-cell>
          <table:table-cell office:value-type="float" office:value="5471.4" calcext:value-type="float">
            <text:p>5471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73.11" calcext:value-type="float">
            <text:p>2773,11</text:p>
          </table:table-cell>
          <table:table-cell office:value-type="float" office:value="4956.13" calcext:value-type="float">
            <text:p>4956,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8.94" calcext:value-type="float">
            <text:p>2478,94</text:p>
          </table:table-cell>
          <table:table-cell office:value-type="float" office:value="5544.26" calcext:value-type="float">
            <text:p>5544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6.13" calcext:value-type="float">
            <text:p>2466,13</text:p>
          </table:table-cell>
          <table:table-cell office:value-type="float" office:value="5573.05" calcext:value-type="float">
            <text:p>5573,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80.55" calcext:value-type="float">
            <text:p>2480,55</text:p>
          </table:table-cell>
          <table:table-cell office:value-type="float" office:value="5540.66" calcext:value-type="float">
            <text:p>5540,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32.04" calcext:value-type="float">
            <text:p>9932,04</text:p>
          </table:table-cell>
          <table:table-cell office:value-type="float" office:value="5535.17" calcext:value-type="float">
            <text:p>5535,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95.6" calcext:value-type="float">
            <text:p>10595,6</text:p>
          </table:table-cell>
          <table:table-cell office:value-type="float" office:value="5188.51" calcext:value-type="float">
            <text:p>5188,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91.6" calcext:value-type="float">
            <text:p>9791,6</text:p>
          </table:table-cell>
          <table:table-cell office:value-type="float" office:value="5614.56" calcext:value-type="float">
            <text:p>5614,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55.23" calcext:value-type="float">
            <text:p>9755,23</text:p>
          </table:table-cell>
          <table:table-cell office:value-type="float" office:value="5635.5" calcext:value-type="float">
            <text:p>5635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49.21" calcext:value-type="float">
            <text:p>9849,21</text:p>
          </table:table-cell>
          <table:table-cell office:value-type="float" office:value="5581.72" calcext:value-type="float">
            <text:p>5581,72</text:p>
          </table:table-cell>
        </table:table-row>
      </table:table>
      <table:table table:name="HC unroll 6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38396" calcext:value-type="float">
            <text:p>2,38396</text:p>
          </table:table-cell>
          <table:table-cell office:value-type="float" office:value="351.876" calcext:value-type="float">
            <text:p>351,8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5018" calcext:value-type="float">
            <text:p>2,25018</text:p>
          </table:table-cell>
          <table:table-cell office:value-type="float" office:value="372.797" calcext:value-type="float">
            <text:p>372,7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1685" calcext:value-type="float">
            <text:p>2,21685</text:p>
          </table:table-cell>
          <table:table-cell office:value-type="float" office:value="378.403" calcext:value-type="float">
            <text:p>378,4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2696" calcext:value-type="float">
            <text:p>3,12696</text:p>
          </table:table-cell>
          <table:table-cell office:value-type="float" office:value="268.267" calcext:value-type="float">
            <text:p>268,2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3402" calcext:value-type="float">
            <text:p>5,13402</text:p>
          </table:table-cell>
          <table:table-cell office:value-type="float" office:value="163.393" calcext:value-type="float">
            <text:p>163,3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44613" calcext:value-type="float">
            <text:p>4,44613</text:p>
          </table:table-cell>
          <table:table-cell office:value-type="float" office:value="754.688" calcext:value-type="float">
            <text:p>754,6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2685" calcext:value-type="float">
            <text:p>4,2685</text:p>
          </table:table-cell>
          <table:table-cell office:value-type="float" office:value="786.095" calcext:value-type="float">
            <text:p>786,0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9131" calcext:value-type="float">
            <text:p>4,19131</text:p>
          </table:table-cell>
          <table:table-cell office:value-type="float" office:value="800.572" calcext:value-type="float">
            <text:p>800,5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6591" calcext:value-type="float">
            <text:p>6,06591</text:p>
          </table:table-cell>
          <table:table-cell office:value-type="float" office:value="553.164" calcext:value-type="float">
            <text:p>553,1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714" calcext:value-type="float">
            <text:p>10,714</text:p>
          </table:table-cell>
          <table:table-cell office:value-type="float" office:value="313.184" calcext:value-type="float">
            <text:p>313,1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8.9699" calcext:value-type="float">
            <text:p>8,9699</text:p>
          </table:table-cell>
          <table:table-cell office:value-type="float" office:value="1496.31" calcext:value-type="float">
            <text:p>1496,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74915" calcext:value-type="float">
            <text:p>8,74915</text:p>
          </table:table-cell>
          <table:table-cell office:value-type="float" office:value="1534.07" calcext:value-type="float">
            <text:p>1534,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4644" calcext:value-type="float">
            <text:p>8,4644</text:p>
          </table:table-cell>
          <table:table-cell office:value-type="float" office:value="1585.67" calcext:value-type="float">
            <text:p>1585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6041" calcext:value-type="float">
            <text:p>12,6041</text:p>
          </table:table-cell>
          <table:table-cell office:value-type="float" office:value="1064.87" calcext:value-type="float">
            <text:p>1064,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7319" calcext:value-type="float">
            <text:p>20,7319</text:p>
          </table:table-cell>
          <table:table-cell office:value-type="float" office:value="647.396" calcext:value-type="float">
            <text:p>647,3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7.6764" calcext:value-type="float">
            <text:p>17,6764</text:p>
          </table:table-cell>
          <table:table-cell office:value-type="float" office:value="3037.22" calcext:value-type="float">
            <text:p>3037,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9846" calcext:value-type="float">
            <text:p>24,9846</text:p>
          </table:table-cell>
          <table:table-cell office:value-type="float" office:value="2148.81" calcext:value-type="float">
            <text:p>2148,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1811" calcext:value-type="float">
            <text:p>17,1811</text:p>
          </table:table-cell>
          <table:table-cell office:value-type="float" office:value="3124.78" calcext:value-type="float">
            <text:p>3124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5585" calcext:value-type="float">
            <text:p>24,5585</text:p>
          </table:table-cell>
          <table:table-cell office:value-type="float" office:value="2186.09" calcext:value-type="float">
            <text:p>2186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6901" calcext:value-type="float">
            <text:p>40,6901</text:p>
          </table:table-cell>
          <table:table-cell office:value-type="float" office:value="1319.42" calcext:value-type="float">
            <text:p>1319,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0.7836" calcext:value-type="float">
            <text:p>50,7836</text:p>
          </table:table-cell>
          <table:table-cell office:value-type="float" office:value="4228.7" calcext:value-type="float">
            <text:p>4228,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4.6627" calcext:value-type="float">
            <text:p>54,6627</text:p>
          </table:table-cell>
          <table:table-cell office:value-type="float" office:value="3928.61" calcext:value-type="float">
            <text:p>3928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369" calcext:value-type="float">
            <text:p>49,369</text:p>
          </table:table-cell>
          <table:table-cell office:value-type="float" office:value="4349.86" calcext:value-type="float">
            <text:p>4349,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1753" calcext:value-type="float">
            <text:p>49,1753</text:p>
          </table:table-cell>
          <table:table-cell office:value-type="float" office:value="4366.99" calcext:value-type="float">
            <text:p>4366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4077" calcext:value-type="float">
            <text:p>81,4077</text:p>
          </table:table-cell>
          <table:table-cell office:value-type="float" office:value="2637.94" calcext:value-type="float">
            <text:p>2637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35" calcext:value-type="float">
            <text:p>169,35</text:p>
          </table:table-cell>
          <table:table-cell office:value-type="float" office:value="5072.29" calcext:value-type="float">
            <text:p>5072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2.08" calcext:value-type="float">
            <text:p>182,08</text:p>
          </table:table-cell>
          <table:table-cell office:value-type="float" office:value="4717.68" calcext:value-type="float">
            <text:p>4717,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0.155" calcext:value-type="float">
            <text:p>170,155</text:p>
          </table:table-cell>
          <table:table-cell office:value-type="float" office:value="5048.31" calcext:value-type="float">
            <text:p>5048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544" calcext:value-type="float">
            <text:p>168,544</text:p>
          </table:table-cell>
          <table:table-cell office:value-type="float" office:value="5096.54" calcext:value-type="float">
            <text:p>5096,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971" calcext:value-type="float">
            <text:p>168,971</text:p>
          </table:table-cell>
          <table:table-cell office:value-type="float" office:value="5083.67" calcext:value-type="float">
            <text:p>5083,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043" calcext:value-type="float">
            <text:p>643,043</text:p>
          </table:table-cell>
          <table:table-cell office:value-type="float" office:value="5343.3" calcext:value-type="float">
            <text:p>5343,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993" calcext:value-type="float">
            <text:p>661,993</text:p>
          </table:table-cell>
          <table:table-cell office:value-type="float" office:value="5190.35" calcext:value-type="float">
            <text:p>5190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7.325" calcext:value-type="float">
            <text:p>637,325</text:p>
          </table:table-cell>
          <table:table-cell office:value-type="float" office:value="5391.24" calcext:value-type="float">
            <text:p>5391,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4.148" calcext:value-type="float">
            <text:p>634,148</text:p>
          </table:table-cell>
          <table:table-cell office:value-type="float" office:value="5418.25" calcext:value-type="float">
            <text:p>5418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.934" calcext:value-type="float">
            <text:p>632,934</text:p>
          </table:table-cell>
          <table:table-cell office:value-type="float" office:value="5428.65" calcext:value-type="float">
            <text:p>5428,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4.2" calcext:value-type="float">
            <text:p>2504,2</text:p>
          </table:table-cell>
          <table:table-cell office:value-type="float" office:value="5488.34" calcext:value-type="float">
            <text:p>5488,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9.04" calcext:value-type="float">
            <text:p>2749,04</text:p>
          </table:table-cell>
          <table:table-cell office:value-type="float" office:value="4999.53" calcext:value-type="float">
            <text:p>4999,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1.03" calcext:value-type="float">
            <text:p>2471,03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59.9" calcext:value-type="float">
            <text:p>2459,9</text:p>
          </table:table-cell>
          <table:table-cell office:value-type="float" office:value="5587.18" calcext:value-type="float">
            <text:p>5587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73.04" calcext:value-type="float">
            <text:p>2473,04</text:p>
          </table:table-cell>
          <table:table-cell office:value-type="float" office:value="5557.49" calcext:value-type="float">
            <text:p>5557,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99.9" calcext:value-type="float">
            <text:p>9899,9</text:p>
          </table:table-cell>
          <table:table-cell office:value-type="float" office:value="5553.14" calcext:value-type="float">
            <text:p>5553,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96.7" calcext:value-type="float">
            <text:p>10596,7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53.37" calcext:value-type="float">
            <text:p>9753,37</text:p>
          </table:table-cell>
          <table:table-cell office:value-type="float" office:value="5636.58" calcext:value-type="float">
            <text:p>5636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20.18" calcext:value-type="float">
            <text:p>9720,18</text:p>
          </table:table-cell>
          <table:table-cell office:value-type="float" office:value="5655.82" calcext:value-type="float">
            <text:p>5655,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16.88" calcext:value-type="float">
            <text:p>9816,88</text:p>
          </table:table-cell>
          <table:table-cell office:value-type="float" office:value="5600.1" calcext:value-type="float">
            <text:p>5600,1</text:p>
          </table:table-cell>
        </table:table-row>
      </table:table>
      <table:table table:name="HC unroll 12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79984" calcext:value-type="float">
            <text:p>2,79984</text:p>
          </table:table-cell>
          <table:table-cell office:value-type="float" office:value="299.611" calcext:value-type="float">
            <text:p>299,6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8396" calcext:value-type="float">
            <text:p>2,28396</text:p>
          </table:table-cell>
          <table:table-cell office:value-type="float" office:value="367.283" calcext:value-type="float">
            <text:p>367,2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0144" calcext:value-type="float">
            <text:p>2,20144</text:p>
          </table:table-cell>
          <table:table-cell office:value-type="float" office:value="381.051" calcext:value-type="float">
            <text:p>381,0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2622" calcext:value-type="float">
            <text:p>3,12622</text:p>
          </table:table-cell>
          <table:table-cell office:value-type="float" office:value="268.331" calcext:value-type="float">
            <text:p>268,3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12172" calcext:value-type="float">
            <text:p>5,12172</text:p>
          </table:table-cell>
          <table:table-cell office:value-type="float" office:value="163.785" calcext:value-type="float">
            <text:p>163,7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30025" calcext:value-type="float">
            <text:p>5,30025</text:p>
          </table:table-cell>
          <table:table-cell office:value-type="float" office:value="633.073" calcext:value-type="float">
            <text:p>633,0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26094" calcext:value-type="float">
            <text:p>4,26094</text:p>
          </table:table-cell>
          <table:table-cell office:value-type="float" office:value="787.489" calcext:value-type="float">
            <text:p>787,4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17797" calcext:value-type="float">
            <text:p>4,17797</text:p>
          </table:table-cell>
          <table:table-cell office:value-type="float" office:value="803.127" calcext:value-type="float">
            <text:p>803,1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5851" calcext:value-type="float">
            <text:p>6,05851</text:p>
          </table:table-cell>
          <table:table-cell office:value-type="float" office:value="553.84" calcext:value-type="float">
            <text:p>553,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5805" calcext:value-type="float">
            <text:p>10,5805</text:p>
          </table:table-cell>
          <table:table-cell office:value-type="float" office:value="317.135" calcext:value-type="float">
            <text:p>317,1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9189" calcext:value-type="float">
            <text:p>10,9189</text:p>
          </table:table-cell>
          <table:table-cell office:value-type="float" office:value="1229.23" calcext:value-type="float">
            <text:p>1229,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66411" calcext:value-type="float">
            <text:p>8,66411</text:p>
          </table:table-cell>
          <table:table-cell office:value-type="float" office:value="1549.12" calcext:value-type="float">
            <text:p>1549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43003" calcext:value-type="float">
            <text:p>8,43003</text:p>
          </table:table-cell>
          <table:table-cell office:value-type="float" office:value="1592.14" calcext:value-type="float">
            <text:p>1592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5339" calcext:value-type="float">
            <text:p>12,5339</text:p>
          </table:table-cell>
          <table:table-cell office:value-type="float" office:value="1070.84" calcext:value-type="float">
            <text:p>1070,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6102" calcext:value-type="float">
            <text:p>20,6102</text:p>
          </table:table-cell>
          <table:table-cell office:value-type="float" office:value="651.221" calcext:value-type="float">
            <text:p>651,2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1.1926" calcext:value-type="float">
            <text:p>21,1926</text:p>
          </table:table-cell>
          <table:table-cell office:value-type="float" office:value="2533.3" calcext:value-type="float">
            <text:p>2533,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4.9998" calcext:value-type="float">
            <text:p>24,9998</text:p>
          </table:table-cell>
          <table:table-cell office:value-type="float" office:value="2147.5" calcext:value-type="float">
            <text:p>2147,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0731" calcext:value-type="float">
            <text:p>17,0731</text:p>
          </table:table-cell>
          <table:table-cell office:value-type="float" office:value="3144.54" calcext:value-type="float">
            <text:p>3144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5822" calcext:value-type="float">
            <text:p>24,5822</text:p>
          </table:table-cell>
          <table:table-cell office:value-type="float" office:value="2183.98" calcext:value-type="float">
            <text:p>2183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0.599" calcext:value-type="float">
            <text:p>40,599</text:p>
          </table:table-cell>
          <table:table-cell office:value-type="float" office:value="1322.38" calcext:value-type="float">
            <text:p>1322,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5.6678" calcext:value-type="float">
            <text:p>55,6678</text:p>
          </table:table-cell>
          <table:table-cell office:value-type="float" office:value="3857.68" calcext:value-type="float">
            <text:p>3857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4.7365" calcext:value-type="float">
            <text:p>54,7365</text:p>
          </table:table-cell>
          <table:table-cell office:value-type="float" office:value="3923.31" calcext:value-type="float">
            <text:p>3923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3534" calcext:value-type="float">
            <text:p>49,3534</text:p>
          </table:table-cell>
          <table:table-cell office:value-type="float" office:value="4351.23" calcext:value-type="float">
            <text:p>4351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1081" calcext:value-type="float">
            <text:p>49,1081</text:p>
          </table:table-cell>
          <table:table-cell office:value-type="float" office:value="4372.97" calcext:value-type="float">
            <text:p>4372,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1.1581" calcext:value-type="float">
            <text:p>81,1581</text:p>
          </table:table-cell>
          <table:table-cell office:value-type="float" office:value="2646.05" calcext:value-type="float">
            <text:p>2646,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01.07" calcext:value-type="float">
            <text:p>201,07</text:p>
          </table:table-cell>
          <table:table-cell office:value-type="float" office:value="4272.12" calcext:value-type="float">
            <text:p>4272,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1.294" calcext:value-type="float">
            <text:p>181,294</text:p>
          </table:table-cell>
          <table:table-cell office:value-type="float" office:value="4738.12" calcext:value-type="float">
            <text:p>4738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827" calcext:value-type="float">
            <text:p>169,827</text:p>
          </table:table-cell>
          <table:table-cell office:value-type="float" office:value="5058.05" calcext:value-type="float">
            <text:p>5058,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039" calcext:value-type="float">
            <text:p>168,039</text:p>
          </table:table-cell>
          <table:table-cell office:value-type="float" office:value="5111.86" calcext:value-type="float">
            <text:p>5111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68.44" calcext:value-type="float">
            <text:p>168,44</text:p>
          </table:table-cell>
          <table:table-cell office:value-type="float" office:value="5099.7" calcext:value-type="float">
            <text:p>5099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8.224" calcext:value-type="float">
            <text:p>768,224</text:p>
          </table:table-cell>
          <table:table-cell office:value-type="float" office:value="4472.62" calcext:value-type="float">
            <text:p>4472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61.085" calcext:value-type="float">
            <text:p>661,085</text:p>
          </table:table-cell>
          <table:table-cell office:value-type="float" office:value="5197.48" calcext:value-type="float">
            <text:p>5197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5.717" calcext:value-type="float">
            <text:p>635,717</text:p>
          </table:table-cell>
          <table:table-cell office:value-type="float" office:value="5404.88" calcext:value-type="float">
            <text:p>5404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.676" calcext:value-type="float">
            <text:p>632,676</text:p>
          </table:table-cell>
          <table:table-cell office:value-type="float" office:value="5430.86" calcext:value-type="float">
            <text:p>5430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.273" calcext:value-type="float">
            <text:p>631,273</text:p>
          </table:table-cell>
          <table:table-cell office:value-type="float" office:value="5442.93" calcext:value-type="float">
            <text:p>5442,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2.47" calcext:value-type="float">
            <text:p>3012,47</text:p>
          </table:table-cell>
          <table:table-cell office:value-type="float" office:value="4562.33" calcext:value-type="float">
            <text:p>4562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5.16" calcext:value-type="float">
            <text:p>2745,16</text:p>
          </table:table-cell>
          <table:table-cell office:value-type="float" office:value="5006.58" calcext:value-type="float">
            <text:p>5006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5.96" calcext:value-type="float">
            <text:p>2465,96</text:p>
          </table:table-cell>
          <table:table-cell office:value-type="float" office:value="5573.45" calcext:value-type="float">
            <text:p>5573,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53.97" calcext:value-type="float">
            <text:p>2453,97</text:p>
          </table:table-cell>
          <table:table-cell office:value-type="float" office:value="5600.68" calcext:value-type="float">
            <text:p>5600,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68.02" calcext:value-type="float">
            <text:p>2468,02</text:p>
          </table:table-cell>
          <table:table-cell office:value-type="float" office:value="5568.79" calcext:value-type="float">
            <text:p>5568,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952.9" calcext:value-type="float">
            <text:p>11952,9</text:p>
          </table:table-cell>
          <table:table-cell office:value-type="float" office:value="4599.35" calcext:value-type="float">
            <text:p>4599,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23.9" calcext:value-type="float">
            <text:p>10523,9</text:p>
          </table:table-cell>
          <table:table-cell office:value-type="float" office:value="5223.9" calcext:value-type="float">
            <text:p>5223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37.15" calcext:value-type="float">
            <text:p>9737,15</text:p>
          </table:table-cell>
          <table:table-cell office:value-type="float" office:value="5645.96" calcext:value-type="float">
            <text:p>5645,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04.13" calcext:value-type="float">
            <text:p>9704,13</text:p>
          </table:table-cell>
          <table:table-cell office:value-type="float" office:value="5665.18" calcext:value-type="float">
            <text:p>5665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801.47" calcext:value-type="float">
            <text:p>9801,47</text:p>
          </table:table-cell>
          <table:table-cell office:value-type="float" office:value="5608.91" calcext:value-type="float">
            <text:p>5608,91</text:p>
          </table:table-cell>
        </table:table-row>
      </table:table>
      <table:table table:name="HC unroll 25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83213" calcext:value-type="float">
            <text:p>2,83213</text:p>
          </table:table-cell>
          <table:table-cell office:value-type="float" office:value="296.194" calcext:value-type="float">
            <text:p>296,1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68294" calcext:value-type="float">
            <text:p>2,68294</text:p>
          </table:table-cell>
          <table:table-cell office:value-type="float" office:value="312.665" calcext:value-type="float">
            <text:p>312,6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30885" calcext:value-type="float">
            <text:p>2,30885</text:p>
          </table:table-cell>
          <table:table-cell office:value-type="float" office:value="363.324" calcext:value-type="float">
            <text:p>363,3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196" calcext:value-type="float">
            <text:p>3,196</text:p>
          </table:table-cell>
          <table:table-cell office:value-type="float" office:value="262.472" calcext:value-type="float">
            <text:p>262,4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2035" calcext:value-type="float">
            <text:p>5,2035</text:p>
          </table:table-cell>
          <table:table-cell office:value-type="float" office:value="161.211" calcext:value-type="float">
            <text:p>161,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30869" calcext:value-type="float">
            <text:p>5,30869</text:p>
          </table:table-cell>
          <table:table-cell office:value-type="float" office:value="632.066" calcext:value-type="float">
            <text:p>632,0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.14439" calcext:value-type="float">
            <text:p>5,14439</text:p>
          </table:table-cell>
          <table:table-cell office:value-type="float" office:value="652.253" calcext:value-type="float">
            <text:p>652,2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30287" calcext:value-type="float">
            <text:p>4,30287</text:p>
          </table:table-cell>
          <table:table-cell office:value-type="float" office:value="779.815" calcext:value-type="float">
            <text:p>779,8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14503" calcext:value-type="float">
            <text:p>6,14503</text:p>
          </table:table-cell>
          <table:table-cell office:value-type="float" office:value="546.042" calcext:value-type="float">
            <text:p>546,0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.7805" calcext:value-type="float">
            <text:p>10,7805</text:p>
          </table:table-cell>
          <table:table-cell office:value-type="float" office:value="311.251" calcext:value-type="float">
            <text:p>311,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9026" calcext:value-type="float">
            <text:p>10,9026</text:p>
          </table:table-cell>
          <table:table-cell office:value-type="float" office:value="1231.06" calcext:value-type="float">
            <text:p>1231,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6784" calcext:value-type="float">
            <text:p>10,6784</text:p>
          </table:table-cell>
          <table:table-cell office:value-type="float" office:value="1256.91" calcext:value-type="float">
            <text:p>1256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8.70767" calcext:value-type="float">
            <text:p>8,70767</text:p>
          </table:table-cell>
          <table:table-cell office:value-type="float" office:value="1541.37" calcext:value-type="float">
            <text:p>1541,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6972" calcext:value-type="float">
            <text:p>12,6972</text:p>
          </table:table-cell>
          <table:table-cell office:value-type="float" office:value="1057.07" calcext:value-type="float">
            <text:p>1057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0.9813" calcext:value-type="float">
            <text:p>20,9813</text:p>
          </table:table-cell>
          <table:table-cell office:value-type="float" office:value="639.702" calcext:value-type="float">
            <text:p>639,7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1.5133" calcext:value-type="float">
            <text:p>21,5133</text:p>
          </table:table-cell>
          <table:table-cell office:value-type="float" office:value="2495.53" calcext:value-type="float">
            <text:p>2495,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7.2813" calcext:value-type="float">
            <text:p>27,2813</text:p>
          </table:table-cell>
          <table:table-cell office:value-type="float" office:value="1967.91" calcext:value-type="float">
            <text:p>1967,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7.3155" calcext:value-type="float">
            <text:p>17,3155</text:p>
          </table:table-cell>
          <table:table-cell office:value-type="float" office:value="3100.53" calcext:value-type="float">
            <text:p>3100,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4.8988" calcext:value-type="float">
            <text:p>24,8988</text:p>
          </table:table-cell>
          <table:table-cell office:value-type="float" office:value="2156.21" calcext:value-type="float">
            <text:p>2156,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1.2434" calcext:value-type="float">
            <text:p>41,2434</text:p>
          </table:table-cell>
          <table:table-cell office:value-type="float" office:value="1301.71" calcext:value-type="float">
            <text:p>1301,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6.8021" calcext:value-type="float">
            <text:p>56,8021</text:p>
          </table:table-cell>
          <table:table-cell office:value-type="float" office:value="3780.64" calcext:value-type="float">
            <text:p>3780,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9.9578" calcext:value-type="float">
            <text:p>59,9578</text:p>
          </table:table-cell>
          <table:table-cell office:value-type="float" office:value="3581.66" calcext:value-type="float">
            <text:p>3581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9.9872" calcext:value-type="float">
            <text:p>49,9872</text:p>
          </table:table-cell>
          <table:table-cell office:value-type="float" office:value="4296.06" calcext:value-type="float">
            <text:p>4296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9.7705" calcext:value-type="float">
            <text:p>49,7705</text:p>
          </table:table-cell>
          <table:table-cell office:value-type="float" office:value="4314.77" calcext:value-type="float">
            <text:p>4314,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2.4526" calcext:value-type="float">
            <text:p>82,4526</text:p>
          </table:table-cell>
          <table:table-cell office:value-type="float" office:value="2604.51" calcext:value-type="float">
            <text:p>2604,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02.18" calcext:value-type="float">
            <text:p>202,18</text:p>
          </table:table-cell>
          <table:table-cell office:value-type="float" office:value="4248.65" calcext:value-type="float">
            <text:p>4248,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10.047" calcext:value-type="float">
            <text:p>210,047</text:p>
          </table:table-cell>
          <table:table-cell office:value-type="float" office:value="4089.54" calcext:value-type="float">
            <text:p>4089,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2.331" calcext:value-type="float">
            <text:p>172,331</text:p>
          </table:table-cell>
          <table:table-cell office:value-type="float" office:value="4984.55" calcext:value-type="float">
            <text:p>4984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69.941" calcext:value-type="float">
            <text:p>169,941</text:p>
          </table:table-cell>
          <table:table-cell office:value-type="float" office:value="5054.66" calcext:value-type="float">
            <text:p>5054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1.281" calcext:value-type="float">
            <text:p>171,281</text:p>
          </table:table-cell>
          <table:table-cell office:value-type="float" office:value="5015.12" calcext:value-type="float">
            <text:p>5015,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70.139" calcext:value-type="float">
            <text:p>770,139</text:p>
          </table:table-cell>
          <table:table-cell office:value-type="float" office:value="4461.5" calcext:value-type="float">
            <text:p>4461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2.773" calcext:value-type="float">
            <text:p>782,773</text:p>
          </table:table-cell>
          <table:table-cell office:value-type="float" office:value="4389.49" calcext:value-type="float">
            <text:p>4389,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7.553" calcext:value-type="float">
            <text:p>647,553</text:p>
          </table:table-cell>
          <table:table-cell office:value-type="float" office:value="5306.09" calcext:value-type="float">
            <text:p>5306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4.502" calcext:value-type="float">
            <text:p>644,502</text:p>
          </table:table-cell>
          <table:table-cell office:value-type="float" office:value="5331.21" calcext:value-type="float">
            <text:p>5331,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3.474" calcext:value-type="float">
            <text:p>643,474</text:p>
          </table:table-cell>
          <table:table-cell office:value-type="float" office:value="5339.72" calcext:value-type="float">
            <text:p>5339,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3.45" calcext:value-type="float">
            <text:p>3013,45</text:p>
          </table:table-cell>
          <table:table-cell office:value-type="float" office:value="4560.85" calcext:value-type="float">
            <text:p>4560,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28.94" calcext:value-type="float">
            <text:p>3328,94</text:p>
          </table:table-cell>
          <table:table-cell office:value-type="float" office:value="4128.61" calcext:value-type="float">
            <text:p>4128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4.19" calcext:value-type="float">
            <text:p>2514,19</text:p>
          </table:table-cell>
          <table:table-cell office:value-type="float" office:value="5466.54" calcext:value-type="float">
            <text:p>5466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03.54" calcext:value-type="float">
            <text:p>2503,54</text:p>
          </table:table-cell>
          <table:table-cell office:value-type="float" office:value="5489.78" calcext:value-type="float">
            <text:p>5489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6.76" calcext:value-type="float">
            <text:p>2516,76</text:p>
          </table:table-cell>
          <table:table-cell office:value-type="float" office:value="5460.94" calcext:value-type="float">
            <text:p>5460,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950.1" calcext:value-type="float">
            <text:p>11950,1</text:p>
          </table:table-cell>
          <table:table-cell office:value-type="float" office:value="4600.43" calcext:value-type="float">
            <text:p>4600,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97.9" calcext:value-type="float">
            <text:p>12797,9</text:p>
          </table:table-cell>
          <table:table-cell office:value-type="float" office:value="4295.66" calcext:value-type="float">
            <text:p>4295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43.74" calcext:value-type="float">
            <text:p>9943,74</text:p>
          </table:table-cell>
          <table:table-cell office:value-type="float" office:value="5528.66" calcext:value-type="float">
            <text:p>5528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11.26" calcext:value-type="float">
            <text:p>9911,26</text:p>
          </table:table-cell>
          <table:table-cell office:value-type="float" office:value="5546.78" calcext:value-type="float">
            <text:p>5546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99.6" calcext:value-type="float">
            <text:p>9999,6</text:p>
          </table:table-cell>
          <table:table-cell office:value-type="float" office:value="5497.78" calcext:value-type="float">
            <text:p>5497,78</text:p>
          </table:table-cell>
        </table:table-row>
      </table:table>
      <table:table table:name="HC unroll 51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le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07507" calcext:value-type="float">
            <text:p>2,07507</text:p>
          </table:table-cell>
          <table:table-cell office:value-type="float" office:value="404.257" calcext:value-type="float">
            <text:p>404,2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.98351" calcext:value-type="float">
            <text:p>1,98351</text:p>
          </table:table-cell>
          <table:table-cell office:value-type="float" office:value="422.917" calcext:value-type="float">
            <text:p>422,9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.94114" calcext:value-type="float">
            <text:p>1,94114</text:p>
          </table:table-cell>
          <table:table-cell office:value-type="float" office:value="432.149" calcext:value-type="float">
            <text:p>432,1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23616" calcext:value-type="float">
            <text:p>3,23616</text:p>
          </table:table-cell>
          <table:table-cell office:value-type="float" office:value="259.215" calcext:value-type="float">
            <text:p>259,2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33893" calcext:value-type="float">
            <text:p>5,33893</text:p>
          </table:table-cell>
          <table:table-cell office:value-type="float" office:value="157.121" calcext:value-type="float">
            <text:p>157,1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3.98538" calcext:value-type="float">
            <text:p>3,98538</text:p>
          </table:table-cell>
          <table:table-cell office:value-type="float" office:value="841.937" calcext:value-type="float">
            <text:p>841,9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.81826" calcext:value-type="float">
            <text:p>3,81826</text:p>
          </table:table-cell>
          <table:table-cell office:value-type="float" office:value="878.788" calcext:value-type="float">
            <text:p>878,7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3.7433" calcext:value-type="float">
            <text:p>3,7433</text:p>
          </table:table-cell>
          <table:table-cell office:value-type="float" office:value="896.387" calcext:value-type="float">
            <text:p>896,3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78162" calcext:value-type="float">
            <text:p>5,78162</text:p>
          </table:table-cell>
          <table:table-cell office:value-type="float" office:value="580.364" calcext:value-type="float">
            <text:p>580,3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1.1629" calcext:value-type="float">
            <text:p>11,1629</text:p>
          </table:table-cell>
          <table:table-cell office:value-type="float" office:value="300.588" calcext:value-type="float">
            <text:p>300,5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.92158" calcext:value-type="float">
            <text:p>7,92158</text:p>
          </table:table-cell>
          <table:table-cell office:value-type="float" office:value="1694.33" calcext:value-type="float">
            <text:p>1694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7.68987" calcext:value-type="float">
            <text:p>7,68987</text:p>
          </table:table-cell>
          <table:table-cell office:value-type="float" office:value="1745.38" calcext:value-type="float">
            <text:p>1745,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7.67535" calcext:value-type="float">
            <text:p>7,67535</text:p>
          </table:table-cell>
          <table:table-cell office:value-type="float" office:value="1748.69" calcext:value-type="float">
            <text:p>1748,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.0634" calcext:value-type="float">
            <text:p>12,0634</text:p>
          </table:table-cell>
          <table:table-cell office:value-type="float" office:value="1112.6" calcext:value-type="float">
            <text:p>1112,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1.4757" calcext:value-type="float">
            <text:p>21,4757</text:p>
          </table:table-cell>
          <table:table-cell office:value-type="float" office:value="624.974" calcext:value-type="float">
            <text:p>624,9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6.1838" calcext:value-type="float">
            <text:p>16,1838</text:p>
          </table:table-cell>
          <table:table-cell office:value-type="float" office:value="3317.34" calcext:value-type="float">
            <text:p>3317,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3.8858" calcext:value-type="float">
            <text:p>23,8858</text:p>
          </table:table-cell>
          <table:table-cell office:value-type="float" office:value="2247.66" calcext:value-type="float">
            <text:p>2247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5.2877" calcext:value-type="float">
            <text:p>15,2877</text:p>
          </table:table-cell>
          <table:table-cell office:value-type="float" office:value="3511.78" calcext:value-type="float">
            <text:p>3511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3.4994" calcext:value-type="float">
            <text:p>23,4994</text:p>
          </table:table-cell>
          <table:table-cell office:value-type="float" office:value="2284.62" calcext:value-type="float">
            <text:p>2284,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2.2097" calcext:value-type="float">
            <text:p>42,2097</text:p>
          </table:table-cell>
          <table:table-cell office:value-type="float" office:value="1271.91" calcext:value-type="float">
            <text:p>1271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48.5663" calcext:value-type="float">
            <text:p>48,5663</text:p>
          </table:table-cell>
          <table:table-cell office:value-type="float" office:value="4421.76" calcext:value-type="float">
            <text:p>4421,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3.3121" calcext:value-type="float">
            <text:p>53,3121</text:p>
          </table:table-cell>
          <table:table-cell office:value-type="float" office:value="4028.13" calcext:value-type="float">
            <text:p>4028,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47.3369" calcext:value-type="float">
            <text:p>47,3369</text:p>
          </table:table-cell>
          <table:table-cell office:value-type="float" office:value="4536.6" calcext:value-type="float">
            <text:p>4536,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47.0059" calcext:value-type="float">
            <text:p>47,0059</text:p>
          </table:table-cell>
          <table:table-cell office:value-type="float" office:value="4568.54" calcext:value-type="float">
            <text:p>4568,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84.4347" calcext:value-type="float">
            <text:p>84,4347</text:p>
          </table:table-cell>
          <table:table-cell office:value-type="float" office:value="2543.37" calcext:value-type="float">
            <text:p>2543,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992" calcext:value-type="float">
            <text:p>176,992</text:p>
          </table:table-cell>
          <table:table-cell office:value-type="float" office:value="4853.29" calcext:value-type="float">
            <text:p>4853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88.644" calcext:value-type="float">
            <text:p>188,644</text:p>
          </table:table-cell>
          <table:table-cell office:value-type="float" office:value="4553.51" calcext:value-type="float">
            <text:p>4553,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77.82" calcext:value-type="float">
            <text:p>177,82</text:p>
          </table:table-cell>
          <table:table-cell office:value-type="float" office:value="4830.68" calcext:value-type="float">
            <text:p>4830,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75.237" calcext:value-type="float">
            <text:p>175,237</text:p>
          </table:table-cell>
          <table:table-cell office:value-type="float" office:value="4901.89" calcext:value-type="float">
            <text:p>4901,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76.999" calcext:value-type="float">
            <text:p>176,999</text:p>
          </table:table-cell>
          <table:table-cell office:value-type="float" office:value="4853.1" calcext:value-type="float">
            <text:p>4853,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1.098" calcext:value-type="float">
            <text:p>691,098</text:p>
          </table:table-cell>
          <table:table-cell office:value-type="float" office:value="4971.76" calcext:value-type="float">
            <text:p>4971,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9.868" calcext:value-type="float">
            <text:p>709,868</text:p>
          </table:table-cell>
          <table:table-cell office:value-type="float" office:value="4840.3" calcext:value-type="float">
            <text:p>4840,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5.235" calcext:value-type="float">
            <text:p>685,235</text:p>
          </table:table-cell>
          <table:table-cell office:value-type="float" office:value="5014.3" calcext:value-type="float">
            <text:p>5014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1.748" calcext:value-type="float">
            <text:p>681,748</text:p>
          </table:table-cell>
          <table:table-cell office:value-type="float" office:value="5039.95" calcext:value-type="float">
            <text:p>5039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82.327" calcext:value-type="float">
            <text:p>682,327</text:p>
          </table:table-cell>
          <table:table-cell office:value-type="float" office:value="5035.67" calcext:value-type="float">
            <text:p>5035,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3.58" calcext:value-type="float">
            <text:p>2733,58</text:p>
          </table:table-cell>
          <table:table-cell office:value-type="float" office:value="5027.79" calcext:value-type="float">
            <text:p>5027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08.03" calcext:value-type="float">
            <text:p>3008,03</text:p>
          </table:table-cell>
          <table:table-cell office:value-type="float" office:value="4569.06" calcext:value-type="float">
            <text:p>4569,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00.12" calcext:value-type="float">
            <text:p>2700,12</text:p>
          </table:table-cell>
          <table:table-cell office:value-type="float" office:value="5090.11" calcext:value-type="float">
            <text:p>5090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86.37" calcext:value-type="float">
            <text:p>2686,37</text:p>
          </table:table-cell>
          <table:table-cell office:value-type="float" office:value="5116.16" calcext:value-type="float">
            <text:p>5116,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91.72" calcext:value-type="float">
            <text:p>2691,72</text:p>
          </table:table-cell>
          <table:table-cell office:value-type="float" office:value="5105.99" calcext:value-type="float">
            <text:p>5105,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880.8" calcext:value-type="float">
            <text:p>10880,8</text:p>
          </table:table-cell>
          <table:table-cell office:value-type="float" office:value="5052.52" calcext:value-type="float">
            <text:p>5052,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7.4" calcext:value-type="float">
            <text:p>11617,4</text:p>
          </table:table-cell>
          <table:table-cell office:value-type="float" office:value="4732.17" calcext:value-type="float">
            <text:p>4732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51" calcext:value-type="float">
            <text:p>10751</text:p>
          </table:table-cell>
          <table:table-cell office:value-type="float" office:value="5113.55" calcext:value-type="float">
            <text:p>5113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16.4" calcext:value-type="float">
            <text:p>10716,4</text:p>
          </table:table-cell>
          <table:table-cell office:value-type="float" office:value="5130.06" calcext:value-type="float">
            <text:p>5130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42.6" calcext:value-type="float">
            <text:p>10742,6</text:p>
          </table:table-cell>
          <table:table-cell office:value-type="float" office:value="5117.51" calcext:value-type="float">
            <text:p>5117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21:48:33.4834729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4:37:01.186027351</meta:creation-date>
    <dc:date>2019-01-30T22:24:57.489906554</dc:date>
    <meta:editing-duration>PT46M18S</meta:editing-duration>
    <meta:editing-cycles>8</meta:editing-cycles>
    <meta:generator>LibreOffice/6.0.7.3$Linux_X86_64 LibreOffice_project/00m0$Build-3</meta:generator>
    <meta:document-statistic meta:table-count="21" meta:cell-count="3893" meta:object-count="0"/>
  </office:meta>
</office:document-meta>
</file>